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68cm"/>
    </style:style>
    <style:style style:name="co14" style:family="table-column">
      <style:table-column-properties fo:break-before="auto" style:column-width="3.655cm"/>
    </style:style>
    <style:style style:name="co15" style:family="table-column">
      <style:table-column-properties fo:break-before="auto" style:column-width="4.636cm"/>
    </style:style>
    <style:style style:name="co22" style:family="table-column">
      <style:table-column-properties fo:break-before="auto" style:column-width="3.852cm"/>
    </style:style>
    <style:style style:name="co23" style:family="table-column">
      <style:table-column-properties fo:break-before="auto" style:column-width="4.524cm"/>
    </style:style>
    <style:style style:name="co24" style:family="table-column">
      <style:table-column-properties fo:break-before="auto" style:column-width="4.182cm"/>
    </style:style>
    <style:style style:name="co7" style:family="table-column">
      <style:table-column-properties fo:break-before="auto" style:column-width="5.689cm"/>
    </style:style>
    <style:style style:name="co8" style:family="table-column">
      <style:table-column-properties fo:break-before="auto" style:column-width="3.198cm"/>
    </style:style>
    <style:style style:name="co9" style:family="table-column">
      <style:table-column-properties fo:break-before="auto" style:column-width="3.59cm"/>
    </style:style>
    <style:style style:name="co10" style:family="table-column">
      <style:table-column-properties fo:break-before="auto" style:column-width="4.276cm"/>
    </style:style>
    <style:style style:name="co11" style:family="table-column">
      <style:table-column-properties fo:break-before="auto" style:column-width="4.015cm"/>
    </style:style>
    <style:style style:name="co12" style:family="table-column">
      <style:table-column-properties fo:break-before="auto" style:column-width="3.745cm"/>
    </style:style>
    <style:style style:name="co16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7.825cm"/>
    </style:style>
    <style:style style:name="co18" style:family="table-column">
      <style:table-column-properties fo:break-before="auto" style:column-width="2.267cm"/>
    </style:style>
    <style:style style:name="ro3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ext-properties style:font-name="Calibri" fo:font-size="11pt" style:font-name-asian="Calibri" style:font-size-asian="11pt" style:language-asian="en" style:country-asian="US" style:font-name-complex="Times New Roman" style:font-size-complex="6.25pt" style:language-complex="ar" style:country-complex="SA"/>
    </style:style>
    <style:style style:name="ce20" style:family="table-cell" style:parent-style-name="Default">
      <style:table-cell-properties fo:background-color="#999999"/>
      <style:text-properties style:font-name="Calibri" fo:font-size="11pt" style:font-name-asian="Calibri" style:font-size-asian="11pt" style:language-asian="en" style:country-asian="US" style:font-name-complex="Times New Roman" style:font-size-complex="6.25pt" style:language-complex="ar" style:country-complex="SA"/>
    </style:style>
    <style:style style:name="ce47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00ccff"/>
      <style:text-properties style:font-name="Calibri" fo:font-size="11pt" style:font-name-asian="Calibri" style:font-size-asian="11pt" style:language-asian="en" style:country-asian="US" style:font-name-complex="Times New Roman" style:font-size-complex="6.25pt" style:language-complex="ar" style:country-complex="SA"/>
    </style:style>
    <style:style style:name="ce37" style:family="table-cell" style:parent-style-name="Default">
      <style:table-cell-properties fo:background-color="#999999"/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ff"/>
    </style:style>
    <style:style style:name="ce48" style:family="table-cell" style:parent-style-name="Default">
      <style:table-cell-properties fo:background-color="#999999"/>
      <style:text-properties fo:font-size="12pt" fo:language="en" fo:country="US" style:font-name-asian="Lucida Sans Unicode" style:font-size-asian="12pt" style:language-asian="en" style:country-asian="US" style:font-name-complex="Tahoma" style:font-size-complex="6.80000019073486pt" style:language-complex="en" style:country-complex="US"/>
    </style:style>
    <style:style style:name="ce49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ffffff"/>
      <style:text-properties style:font-name="Calibri" fo:font-size="11pt" style:font-name-asian="Calibri" style:font-size-asian="11pt" style:language-asian="en" style:country-asian="US" style:font-name-complex="Times New Roman" style:font-size-complex="6.25pt" style:language-complex="ar" style:country-complex="SA"/>
    </style:style>
    <style:style style:name="ce50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ff99"/>
      <style:text-properties style:font-name="Calibri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ext-properties style:font-name="Calibri" fo:font-size="11pt" style:font-size-asian="11pt" style:font-size-complex="11pt"/>
    </style:style>
    <style:style style:name="ce15" style:family="table-cell" style:parent-style-name="Default"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font-name="Calibri" fo:font-size="11pt" style:font-size-asian="11pt" style:font-size-complex="11pt"/>
    </style:style>
    <style:style style:name="ce17" style:family="table-cell" style:parent-style-name="Default">
      <style:table-cell-properties fo:background-color="#ffffff"/>
      <style:text-properties style:font-name="Calibri" fo:font-size="11pt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18" style:family="table-cell" style:parent-style-name="Default">
      <style:table-cell-properties fo:background-color="#999999"/>
      <style:text-properties style:font-name="Calibri" fo:font-size="11pt" style:font-size-asian="11pt" style:font-size-complex="11pt"/>
    </style:style>
    <style:style style:name="ce19" style:family="table-cell" style:parent-style-name="Default">
      <style:table-cell-properties fo:background-color="#ffffff"/>
      <style:text-properties style:font-name="Calibri" fo:font-size="11pt" style:font-size-asian="11pt" style:font-size-complex="11pt"/>
    </style:style>
    <style:style style:name="ce21" style:family="table-cell" style:parent-style-name="Default">
      <style:table-cell-properties fo:background-color="#ffffff"/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Calibri" fo:font-size="11pt" style:font-name-asian="Calibri" style:font-size-asian="11pt" style:language-asian="en" style:country-asian="US" style:font-name-complex="Times New Roman" style:font-size-complex="6.25pt" style:language-complex="ar" style:country-complex="SA"/>
    </style:style>
    <style:style style:name="ce23" style:family="table-cell" style:parent-style-name="Default">
      <style:table-cell-properties fo:background-color="#999999"/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ccff"/>
      <style:text-properties style:font-name="Calibri" fo:font-size="11pt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28" style:family="table-cell" style:parent-style-name="Default">
      <style:table-cell-properties fo:background-color="#999999"/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9999"/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808080"/>
      <style:text-properties style:font-name="Calibri" fo:font-size="11pt" style:font-size-asian="11pt" style:font-size-complex="11pt"/>
    </style:style>
    <style:style style:name="ce31" style:family="table-cell" style:parent-style-name="Default">
      <style:table-cell-properties fo:background-color="#999999"/>
      <style:text-properties style:font-name="Calibri" fo:font-size="11pt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32" style:family="table-cell" style:parent-style-name="Default">
      <style:table-cell-properties fo:background-color="#cccccc"/>
      <style:text-properties style:font-name="Calibri" fo:font-size="11pt" style:font-size-asian="11pt" style:font-size-complex="11pt"/>
    </style:style>
    <style:style style:name="ce33" style:family="table-cell" style:parent-style-name="Default">
      <style:table-cell-properties fo:background-color="#00ccff"/>
      <style:text-properties style:font-name="Calibri" fo:font-size="11pt" style:font-size-asian="11pt" style:font-size-complex="11pt"/>
    </style:style>
    <style:style style:name="ce34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 style:data-style-name="N0">
      <style:text-properties style:font-name="Calibri" fo:font-size="11pt" style:font-size-asian="11pt" style:font-size-complex="11pt"/>
    </style:style>
    <style:style style:name="T1" style:family="text"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6.30000019073486pt" style:language-complex="ar" style:country-complex="SA"/>
    </style:style>
  </office:automatic-styles>
  <office:body>
    <office:spreadsheet>
      <table:table table:name="CIBBL" table:style-name="ta1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3" table:default-cell-style-name="ce14"/>
        <table:table-column table:style-name="co9" table:default-cell-style-name="ce14"/>
        <table:table-column table:style-name="co11" table:number-columns-repeated="2" table:default-cell-style-name="ce14"/>
        <table:table-column table:style-name="co12" table:number-columns-repeated="3" table:default-cell-style-name="ce14"/>
        <table:table-column table:style-name="co16" table:default-cell-style-name="ce14"/>
        <table:table-column table:style-name="co12" table:number-columns-repeated="3" table:default-cell-style-name="ce14"/>
        <table:table-column table:style-name="co17" table:default-cell-style-name="ce14"/>
        <table:table-column table:style-name="co18" table:number-columns-repeated="1006" table:default-cell-style-name="ce14"/>
        <table:table-row table:style-name="ro1">
          <table:table-cell table:style-name="ce13" office:value-type="string">
            <text:p>TEAMS</text:p>
          </table:table-cell>
          <table:table-cell table:style-name="ce13" office:value-type="string">
            <text:p>PRESTIGE TOTAL</text:p>
          </table:table-cell>
          <table:table-cell table:style-name="ce13" office:value-type="string">
            <text:p>CURRENT PRESTIGE</text:p>
          </table:table-cell>
          <table:table-cell table:style-name="ce13" office:value-type="string">
            <text:p>PLAYER ACHIEVEMENTS</text:p>
          </table:table-cell>
          <table:table-cell table:style-name="ce13" office:value-type="string">
            <text:p>YEAR FIVE SPRING</text:p>
          </table:table-cell>
          <table:table-cell table:style-name="ce13" office:value-type="string">
            <text:p>YEAR FOUR AUTUMN</text:p>
          </table:table-cell>
          <table:table-cell table:style-name="ce13" office:value-type="string">
            <text:p>YEAR FOUR SUMMER</text:p>
          </table:table-cell>
          <table:table-cell table:style-name="ce13" office:value-type="string">
            <text:p>YEAR FOUR SPRING</text:p>
          </table:table-cell>
          <table:table-cell table:style-name="ce13" office:value-type="string">
            <text:p>YEAR THREE AUTUMN</text:p>
          </table:table-cell>
          <table:table-cell table:style-name="ce13" office:value-type="string">
            <text:p>YEAR THREE SUMMER</text:p>
          </table:table-cell>
          <table:table-cell table:style-name="ce13" office:value-type="string">
            <text:p>YEAR THREE SPRING</text:p>
          </table:table-cell>
          <table:table-cell table:style-name="ce13" office:value-type="string">
            <text:p>YEAR TWO AUTUMN</text:p>
          </table:table-cell>
          <table:table-cell table:style-name="ce13" office:value-type="string">
            <text:p>YEAR TWO SUMMER</text:p>
          </table:table-cell>
          <table:table-cell table:style-name="ce13" office:value-type="string">
            <text:p>YEAR TWO SPRING</text:p>
          </table:table-cell>
          <table:table-cell table:style-name="ce13" office:value-type="string">
            <text:p>YEAR ONE AUTUMN</text:p>
          </table:table-cell>
          <table:table-cell table:style-name="ce13" office:value-type="string">
            <text:p>YEAR ONE SUMMER</text:p>
          </table:table-cell>
          <table:table-cell table:style-name="ce13" office:value-type="string">
            <text:p>YEAR ONE SPRING</text:p>
          </table:table-cell>
          <table:table-cell table:style-name="ce34"/>
          <table:table-cell table:number-columns-repeated="1006"/>
        </table:table-row>
        <table:table-row table:style-name="ro1">
          <table:table-cell office:value-type="string">
            <text:p>Everlasting Vultures of Settra</text:p>
          </table:table-cell>
          <table:table-cell table:formula="of:=SUM([.D2:.Q2])" office:value-type="float" office:value="176.5">
            <text:p>176,5</text:p>
          </table:table-cell>
          <table:table-cell table:style-name="ce34" table:formula="of:=SUM([.D2:.G2];[.H2]*0.5;[.I2]*0.5;[.J2]*0.5)" office:value-type="float" office:value="94">
            <text:p>94</text:p>
          </table:table-cell>
          <table:table-cell office:value-type="float" office:value="19.5">
            <text:p>19,5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5" office:value-type="string">
            <text:p>Fangsnapper's Clawpack</text:p>
          </table:table-cell>
          <table:table-cell table:style-name="ce16" table:formula="of:=SUM([.D3:.Q3])" office:value-type="float" office:value="111.5">
            <text:p>111,5</text:p>
          </table:table-cell>
          <table:table-cell table:style-name="ce34" table:formula="of:=SUM([.D3:.G3];[.H3]*0.5;[.I3]*0.5;[.J3]*0.5)" office:value-type="float" office:value="93.5">
            <text:p>93,5</text:p>
          </table:table-cell>
          <table:table-cell office:value-type="float" office:value="16.5">
            <text:p>16,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ongregation of Holy Touchdown</text:p>
          </table:table-cell>
          <table:table-cell table:formula="of:=SUM([.D4:.Q4])" office:value-type="float" office:value="154">
            <text:p>154</text:p>
          </table:table-cell>
          <table:table-cell table:style-name="ce34" table:formula="of:=SUM([.D4:.G4];[.H4]*0.5;[.I4]*0.5;[.J4]*0.5)" office:value-type="float" office:value="89.5">
            <text:p>89,5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Lords of the Silent Death</text:p>
          </table:table-cell>
          <table:table-cell table:formula="of:=SUM([.D5:.Q5])" office:value-type="float" office:value="181.5">
            <text:p>181,5</text:p>
          </table:table-cell>
          <table:table-cell table:style-name="ce34" table:formula="of:=SUM([.D5:.G5];[.H5]*0.5;[.I5]*0.5;[.J5]*0.5)" office:value-type="float" office:value="89.5">
            <text:p>89,5</text:p>
          </table:table-cell>
          <table:table-cell office:value-type="float" office:value="18.5">
            <text:p>18,5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style-name="ce16" office:value-type="string">
            <text:p>Eye and Arrow</text:p>
          </table:table-cell>
          <table:table-cell table:style-name="ce16" table:formula="of:=SUM([.D6:.Q6])" office:value-type="float" office:value="135">
            <text:p>135</text:p>
          </table:table-cell>
          <table:table-cell table:style-name="ce34" table:formula="of:=SUM([.D6:.G6];[.H6]*0.5;[.I6]*0.5;[.J6]*0.5)" office:value-type="float" office:value="87.5">
            <text:p>87,5</text:p>
          </table:table-cell>
          <table:table-cell office:value-type="float" office:value="24">
            <text:p>24</text:p>
          </table:table-cell>
          <table:table-cell/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7" office:value-type="string">
            <text:p>Crimson Fins</text:p>
          </table:table-cell>
          <table:table-cell table:style-name="ce19" table:formula="of:=SUM([.D7:.Q7])" office:value-type="float" office:value="102.5">
            <text:p>102,5</text:p>
          </table:table-cell>
          <table:table-cell table:style-name="ce34" table:formula="of:=SUM([.D7:.G7];[.H7]*0.5;[.I7]*0.5;[.J7]*0.5)" office:value-type="float" office:value="85.5">
            <text:p>85,5</text:p>
          </table:table-cell>
          <table:table-cell office:value-type="float" office:value="15.5">
            <text:p>15,5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Grand Celestial Delegate</text:p>
          </table:table-cell>
          <table:table-cell table:formula="of:=SUM([.D8:.Q8])" office:value-type="float" office:value="156.5">
            <text:p>156,5</text:p>
          </table:table-cell>
          <table:table-cell table:style-name="ce34" table:formula="of:=SUM([.D8:.G8];[.H8]*0.5;[.I8]*0.5;[.J8]*0.5)" office:value-type="float" office:value="84">
            <text:p>84</text:p>
          </table:table-cell>
          <table:table-cell office:value-type="float" office:value="14.5">
            <text:p>14,5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Darkenwood Sentinels</text:p>
          </table:table-cell>
          <table:table-cell table:style-name="ce16" table:formula="of:=SUM([.D9:.Q9])" office:value-type="float" office:value="101.5">
            <text:p>101,5</text:p>
          </table:table-cell>
          <table:table-cell table:style-name="ce34" table:formula="of:=SUM([.D9:.G9];[.H9]*0.5;[.I9]*0.5;[.J9]*0.5)" office:value-type="float" office:value="80.5">
            <text:p>80,5</text:p>
          </table:table-cell>
          <table:table-cell office:value-type="float" office:value="10.5">
            <text:p>10,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Eternal Ecstasy</text:p>
          </table:table-cell>
          <table:table-cell table:formula="of:=SUM([.D10:.Q10])" office:value-type="float" office:value="130">
            <text:p>130</text:p>
          </table:table-cell>
          <table:table-cell table:style-name="ce34" table:formula="of:=SUM([.D10:.G10];[.H10]*0.5;[.I10]*0.5;[.J10]*0.5)"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Malignant Curators</text:p>
          </table:table-cell>
          <table:table-cell table:formula="of:=SUM([.D11:.Q11])" office:value-type="float" office:value="141">
            <text:p>141</text:p>
          </table:table-cell>
          <table:table-cell table:style-name="ce34" table:formula="of:=SUM([.D11:.G11];[.H11]*0.5;[.I11]*0.5;[.J11]*0.5)" office:value-type="float" office:value="77.5">
            <text:p>77,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Stone Prince's Men</text:p>
          </table:table-cell>
          <table:table-cell table:formula="of:=SUM([.D12:.Q12])" office:value-type="float" office:value="130">
            <text:p>130</text:p>
          </table:table-cell>
          <table:table-cell table:style-name="ce34" table:formula="of:=SUM([.D12:.G12];[.H12]*0.5;[.I12]*0.5;[.J12]*0.5)"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Montetriste Noblemen</text:p>
          </table:table-cell>
          <table:table-cell table:formula="of:=SUM([.D13:.Q13])" office:value-type="float" office:value="192">
            <text:p>192</text:p>
          </table:table-cell>
          <table:table-cell table:style-name="ce34" table:formula="of:=SUM([.D13:.G13];[.H13]*0.5;[.I13]*0.5;[.J13]*0.5)"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1007"/>
        </table:table-row>
        <table:table-row table:style-name="ro1">
          <table:table-cell office:value-type="string">
            <text:p>Bhubaneswar Rampage</text:p>
          </table:table-cell>
          <table:table-cell table:formula="of:=SUM([.D14:.Q14])" office:value-type="float" office:value="148.5">
            <text:p>148,5</text:p>
          </table:table-cell>
          <table:table-cell table:style-name="ce34" table:formula="of:=SUM([.D14:.G14];[.H14]*0.5;[.I14]*0.5;[.J14]*0.5)" office:value-type="float" office:value="67.5">
            <text:p>67,5</text:p>
          </table:table-cell>
          <table:table-cell office:value-type="float" office:value="20.5">
            <text:p>20,5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1007"/>
        </table:table-row>
        <table:table-row table:style-name="ro1">
          <table:table-cell office:value-type="string">
            <text:p>Modryn's Midnight Meddlers</text:p>
          </table:table-cell>
          <table:table-cell table:formula="of:=SUM([.D15:.Q15])" office:value-type="float" office:value="114.5">
            <text:p>114,5</text:p>
          </table:table-cell>
          <table:table-cell table:style-name="ce34" table:formula="of:=SUM([.D15:.G15];[.H15]*0.5;[.I15]*0.5;[.J15]*0.5)" office:value-type="float" office:value="65">
            <text:p>65</text:p>
          </table:table-cell>
          <table:table-cell office:value-type="float" office:value="11.5">
            <text:p>11,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Beerbog Behemoths</text:p>
          </table:table-cell>
          <table:table-cell table:formula="of:=SUM([.D16:.Q16])" office:value-type="float" office:value="97.5">
            <text:p>97,5</text:p>
          </table:table-cell>
          <table:table-cell table:style-name="ce34" table:formula="of:=SUM([.D16:.G16];[.H16]*0.5;[.I16]*0.5;[.J16]*0.5)" office:value-type="float" office:value="64">
            <text:p>64</text:p>
          </table:table-cell>
          <table:table-cell office:value-type="float" office:value="22.5">
            <text:p>22,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Nurgle Plaguebearers</text:p>
          </table:table-cell>
          <table:table-cell table:style-name="ce18" table:formula="of:=SUM([.D17:.Q17])" office:value-type="float" office:value="106.5">
            <text:p>106,5</text:p>
          </table:table-cell>
          <table:table-cell table:style-name="ce34" table:formula="of:=SUM([.D17:.G17];[.H17]*0.5;[.I17]*0.5;[.J17]*0.5)" office:value-type="float" office:value="64">
            <text:p>64</text:p>
          </table:table-cell>
          <table:table-cell office:value-type="float" office:value="20.5">
            <text:p>20,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Misty Isle Gators</text:p>
          </table:table-cell>
          <table:table-cell table:formula="of:=SUM([.D18:.Q18])" office:value-type="float" office:value="129">
            <text:p>129</text:p>
          </table:table-cell>
          <table:table-cell table:style-name="ce34" table:formula="of:=SUM([.D18:.G18];[.H18]*0.5;[.I18]*0.5;[.J18]*0.5)"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9" office:value-type="string">
            <text:p>Ynys Morion Mabsantwyr</text:p>
          </table:table-cell>
          <table:table-cell table:style-name="ce19" table:formula="of:=SUM([.D19:.Q19])" office:value-type="float" office:value="72">
            <text:p>72</text:p>
          </table:table-cell>
          <table:table-cell table:style-name="ce34" table:formula="of:=SUM([.D19:.G19];[.H19]*0.5;[.I19]*0.5;[.J19]*0.5)"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Trantio Dragon Hawks</text:p>
          </table:table-cell>
          <table:table-cell table:formula="of:=SUM([.D20:.Q20])" office:value-type="float" office:value="161">
            <text:p>161</text:p>
          </table:table-cell>
          <table:table-cell table:style-name="ce34" table:formula="of:=SUM([.D20:.G20];[.H20]*0.5;[.I20]*0.5;[.J20]*0.5)" office:value-type="float" office:value="61.5">
            <text:p>61,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1007"/>
        </table:table-row>
        <table:table-row table:style-name="ro1">
          <table:table-cell table:style-name="ce21" office:value-type="string">
            <text:p>Scions of Neferata</text:p>
          </table:table-cell>
          <table:table-cell table:style-name="ce16" table:formula="of:=SUM([.D21:.Q21])" office:value-type="float" office:value="66">
            <text:p>66</text:p>
          </table:table-cell>
          <table:table-cell table:style-name="ce34" table:formula="of:=SUM([.D21:.G21];[.H21]*0.5;[.I21]*0.5;[.J21]*0.5)" office:value-type="float" office:value="60.5">
            <text:p>60,5</text:p>
          </table:table-cell>
          <table:table-cell office:value-type="float" office:value="13">
            <text:p>13</text:p>
          </table:table-cell>
          <table:table-cell/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Sartosa Black Flags</text:p>
          </table:table-cell>
          <table:table-cell table:formula="of:=SUM([.D22:.Q22])" office:value-type="float" office:value="101">
            <text:p>101</text:p>
          </table:table-cell>
          <table:table-cell table:style-name="ce34" table:formula="of:=SUM([.D22:.G22];[.H22]*0.5;[.I22]*0.5;[.J22]*0.5)" office:value-type="float" office:value="60">
            <text:p>6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2" office:value-type="string">
            <text:p>Revenge Street Reapers</text:p>
          </table:table-cell>
          <table:table-cell table:style-name="ce19" table:formula="of:=SUM([.D23:.Q23])" office:value-type="float" office:value="68">
            <text:p>68</text:p>
          </table:table-cell>
          <table:table-cell table:style-name="ce34" table:formula="of:=SUM([.D23:.G23];[.H23]*0.5;[.I23]*0.5;[.J23]*0.5)" office:value-type="float" office:value="59.5">
            <text:p>59,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Grasparossa B.B.C</text:p>
          </table:table-cell>
          <table:table-cell table:formula="of:=SUM([.D24:.Q24])" office:value-type="float" office:value="115">
            <text:p>115</text:p>
          </table:table-cell>
          <table:table-cell table:style-name="ce34" table:formula="of:=SUM([.D24:.G24];[.H24]*0.5;[.I24]*0.5;[.J24]*0.5)"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Lost Golems of Grungni</text:p>
          </table:table-cell>
          <table:table-cell table:formula="of:=SUM([.D25:.Q25])" office:value-type="float" office:value="97">
            <text:p>97</text:p>
          </table:table-cell>
          <table:table-cell table:style-name="ce34" table:formula="of:=SUM([.D25:.G25];[.H25]*0.5;[.I25]*0.5;[.J25]*0.5)" office:value-type="float" office:value="59">
            <text:p>59</text:p>
          </table:table-cell>
          <table:table-cell table:number-columns-repeated="2"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Secret Cult Of Shiamoto</text:p>
          </table:table-cell>
          <table:table-cell table:style-name="ce18" table:formula="of:=SUM([.D26:.Q26])" office:value-type="float" office:value="148">
            <text:p>148</text:p>
          </table:table-cell>
          <table:table-cell table:style-name="ce34" table:formula="of:=SUM([.D26:.G26];[.H26]*0.5;[.I26]*0.5;[.J26]*0.5)" office:value-type="float" office:value="58.5">
            <text:p>58,5</text:p>
          </table:table-cell>
          <table:table-cell office:value-type="float" office:value="20">
            <text:p>20</text:p>
          </table:table-cell>
          <table:table-cell office:value-type="float" office:value="-10">
            <text:p>-1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string">
            <text:p>Way of the Dragon</text:p>
          </table:table-cell>
          <table:table-cell table:formula="of:=SUM([.D27:.Q27])" office:value-type="float" office:value="129.5">
            <text:p>129,5</text:p>
          </table:table-cell>
          <table:table-cell table:style-name="ce34" table:formula="of:=SUM([.D27:.G27];[.H27]*0.5;[.I27]*0.5;[.J27]*0.5)" office:value-type="float" office:value="58.5">
            <text:p>58,5</text:p>
          </table:table-cell>
          <table:table-cell office:value-type="float" office:value="17.5">
            <text:p>17,5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5" office:value-type="string">
            <text:p>Thoughts of Thoth</text:p>
          </table:table-cell>
          <table:table-cell table:style-name="ce16" table:formula="of:=SUM([.D28:.Q28])" office:value-type="float" office:value="72">
            <text:p>72</text:p>
          </table:table-cell>
          <table:table-cell table:style-name="ce34" table:formula="of:=SUM([.D28:.G28];[.H28]*0.5;[.I28]*0.5;[.J28]*0.5)"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Reik River Kicking Mules</text:p>
          </table:table-cell>
          <table:table-cell table:style-name="ce18" table:formula="of:=SUM([.D29:.Q29])" office:value-type="float" office:value="125">
            <text:p>125</text:p>
          </table:table-cell>
          <table:table-cell table:style-name="ce34" table:formula="of:=SUM([.D29:.G29];[.H29]*0.5;[.I29]*0.5;[.J29]*0.5)" office:value-type="float" office:value="56">
            <text:p>5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oven of the Mirrored Hall</text:p>
          </table:table-cell>
          <table:table-cell table:formula="of:=SUM([.D30:.Q30])" office:value-type="float" office:value="128.5">
            <text:p>128,5</text:p>
          </table:table-cell>
          <table:table-cell table:style-name="ce34" table:formula="of:=SUM([.D30:.G30];[.H30]*0.5;[.I30]*0.5;[.J30]*0.5)" office:value-type="float" office:value="55">
            <text:p>55</text:p>
          </table:table-cell>
          <table:table-cell office:value-type="float" office:value="8.5">
            <text:p>8,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ce23" office:value-type="string">
            <text:p>Mahrak Maulers</text:p>
          </table:table-cell>
          <table:table-cell table:style-name="ce18" table:formula="of:=SUM([.D31:.Q31])" office:value-type="float" office:value="76">
            <text:p>76</text:p>
          </table:table-cell>
          <table:table-cell table:style-name="ce34" table:formula="of:=SUM([.D31:.G31];[.H31]*0.5;[.I31]*0.5;[.J31]*0.5)" office:value-type="float" office:value="52.5">
            <text:p>52,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Ali's Anarchists</text:p>
          </table:table-cell>
          <table:table-cell table:formula="of:=SUM([.D32:.Q32])" office:value-type="float" office:value="89.5">
            <text:p>89,5</text:p>
          </table:table-cell>
          <table:table-cell table:style-name="ce34" table:formula="of:=SUM([.D32:.G32];[.H32]*0.5;[.I32]*0.5;[.J32]*0.5)" office:value-type="float" office:value="50">
            <text:p>50</text:p>
          </table:table-cell>
          <table:table-cell office:value-type="float" office:value="10.5">
            <text:p>10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2" office:value-type="string">
            <text:p>Vlad's Vampheroes</text:p>
          </table:table-cell>
          <table:table-cell table:style-name="ce19" table:formula="of:=SUM([.D33:.Q33])" office:value-type="float" office:value="53.5">
            <text:p>53,5</text:p>
          </table:table-cell>
          <table:table-cell table:style-name="ce34" table:formula="of:=SUM([.D33:.G33];[.H33]*0.5;[.I33]*0.5;[.J33]*0.5)" office:value-type="float" office:value="50">
            <text:p>50</text:p>
          </table:table-cell>
          <table:table-cell office:value-type="float" office:value="4.5">
            <text:p>4,5</text:p>
          </table:table-cell>
          <table:table-cell/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5" office:value-type="string">
            <text:p>Gardeners of Nurgle</text:p>
          </table:table-cell>
          <table:table-cell table:style-name="ce16" table:formula="of:=SUM([.D34:.Q34])" office:value-type="float" office:value="74">
            <text:p>74</text:p>
          </table:table-cell>
          <table:table-cell table:style-name="ce34" table:formula="of:=SUM([.D34:.G34];[.H34]*0.5;[.I34]*0.5;[.J34]*0.5)"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6" office:value-type="string">
            <text:p>Doom Glade Demons</text:p>
          </table:table-cell>
          <table:table-cell table:formula="of:=SUM([.D35:.Q35])" office:value-type="float" office:value="96">
            <text:p>96</text:p>
          </table:table-cell>
          <table:table-cell table:style-name="ce34" table:formula="of:=SUM([.D35:.G35];[.H35]*0.5;[.I35]*0.5;[.J35]*0.5)" office:value-type="float" office:value="48">
            <text:p>48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2" office:value-type="string">
            <text:p>Black Monolith Worshippers</text:p>
          </table:table-cell>
          <table:table-cell table:style-name="ce19" table:formula="of:=SUM([.D36:.Q36])" office:value-type="float" office:value="59.5">
            <text:p>59,5</text:p>
          </table:table-cell>
          <table:table-cell table:style-name="ce34" table:formula="of:=SUM([.D36:.G36];[.H36]*0.5;[.I36]*0.5;[.J36]*0.5)" office:value-type="float" office:value="47.5">
            <text:p>47,5</text:p>
          </table:table-cell>
          <table:table-cell office:value-type="float" office:value="7.5">
            <text:p>7,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8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Nejaz Djinn</text:p>
          </table:table-cell>
          <table:table-cell table:formula="of:=SUM([.D37:.Q37])" office:value-type="float" office:value="143">
            <text:p>143</text:p>
          </table:table-cell>
          <table:table-cell table:style-name="ce34" table:formula="of:=SUM([.D37:.G37];[.H37]*0.5;[.I37]*0.5;[.J37]*0.5)" office:value-type="float" office:value="56">
            <text:p>56</text:p>
          </table:table-cell>
          <table:table-cell office:value-type="float" office:value="27">
            <text:p>27</text:p>
          </table:table-cell>
          <table:table-cell table:number-columns-repeated="2"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Karak Kadrin Slayers</text:p>
          </table:table-cell>
          <table:table-cell table:style-name="ce19" table:formula="of:=SUM([.D38:.Q38])" office:value-type="float" office:value="66">
            <text:p>66</text:p>
          </table:table-cell>
          <table:table-cell table:style-name="ce34" table:formula="of:=SUM([.D38:.G38];[.H38]*0.5;[.I38]*0.5;[.J38]*0.5)" office:value-type="float" office:value="47">
            <text:p>47</text:p>
          </table:table-cell>
          <table:table-cell office:value-type="float" office:value="14">
            <text:p>14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7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4" office:value-type="string">
            <text:p>K'r'shh Sl'ppr'ss</text:p>
          </table:table-cell>
          <table:table-cell table:style-name="ce19" table:formula="of:=SUM([.D39:.Q39])" office:value-type="float" office:value="61">
            <text:p>61</text:p>
          </table:table-cell>
          <table:table-cell table:style-name="ce34" table:formula="of:=SUM([.D39:.G39];[.H39]*0.5;[.I39]*0.5;[.J39]*0.5)" office:value-type="float" office:value="47">
            <text:p>47</text:p>
          </table:table-cell>
          <table:table-cell office:value-type="float" office:value="2">
            <text:p>2</text:p>
          </table:table-cell>
          <table:table-cell table:number-columns-repeated="2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7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9" office:value-type="string">
            <text:p>Squill's Squig Pitt</text:p>
          </table:table-cell>
          <table:table-cell table:style-name="ce19" table:formula="of:=SUM([.D40:.Q40])" office:value-type="float" office:value="51">
            <text:p>51</text:p>
          </table:table-cell>
          <table:table-cell table:style-name="ce34" table:formula="of:=SUM([.D40:.G40];[.H40]*0.5;[.I40]*0.5;[.J40]*0.5)" office:value-type="float" office:value="46.5">
            <text:p>46,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6" office:value-type="string">
            <text:p>Tower of the Necromancer </text:p>
          </table:table-cell>
          <table:table-cell table:style-name="ce16" table:formula="of:=SUM([.D41:.Q41])" office:value-type="float" office:value="154">
            <text:p>154</text:p>
          </table:table-cell>
          <table:table-cell table:style-name="ce34" table:formula="of:=SUM([.D41:.G41];[.H41]*0.5;[.I41]*0.5;[.J41]*0.5)" office:value-type="float" office:value="46">
            <text:p>46</text:p>
          </table:table-cell>
          <table:table-cell office:value-type="float" office:value="12">
            <text:p>12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6" office:value-type="string">
            <text:p>Library of Indra</text:p>
          </table:table-cell>
          <table:table-cell table:style-name="ce16" table:formula="of:=SUM([.D42:.Q42])" office:value-type="float" office:value="66.5">
            <text:p>66,5</text:p>
          </table:table-cell>
          <table:table-cell table:style-name="ce34" table:formula="of:=SUM([.D42:.G42];[.H42]*0.5;[.I42]*0.5;[.J42]*0.5)" office:value-type="float" office:value="45.5">
            <text:p>45,5</text:p>
          </table:table-cell>
          <table:table-cell office:value-type="float" office:value="6.5">
            <text:p>6,5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1" office:value-type="string">
            <text:p>Seekers of Transcendence</text:p>
          </table:table-cell>
          <table:table-cell table:style-name="ce16" table:formula="of:=SUM([.D43:.Q43])" office:value-type="float" office:value="62">
            <text:p>62</text:p>
          </table:table-cell>
          <table:table-cell table:style-name="ce34" table:formula="of:=SUM([.D43:.G43];[.H43]*0.5;[.I43]*0.5;[.J43]*0.5)" office:value-type="float" office:value="44.5">
            <text:p>44,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2" office:value-type="string">
            <text:p>Deluge-Bearers</text:p>
          </table:table-cell>
          <table:table-cell table:formula="of:=SUM([.D44:.Q44])" office:value-type="float" office:value="47">
            <text:p>47</text:p>
          </table:table-cell>
          <table:table-cell table:style-name="ce34" table:formula="of:=SUM([.D44:.G44];[.H44]*0.5;[.I44]*0.5;[.J44]*0.5)"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5" office:value-type="string">
            <text:p>Rotfall Ironworks Rocketeers</text:p>
          </table:table-cell>
          <table:table-cell table:style-name="ce16" table:formula="of:=SUM([.D45:.Q45])" office:value-type="float" office:value="70.5">
            <text:p>70,5</text:p>
          </table:table-cell>
          <table:table-cell table:style-name="ce34" table:formula="of:=SUM([.D45:.G45];[.H45]*0.5;[.I45]*0.5;[.J45]*0.5)" office:value-type="float" office:value="43">
            <text:p>43</text:p>
          </table:table-cell>
          <table:table-cell office:value-type="float" office:value="12.5">
            <text:p>12,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9" office:value-type="string">
            <text:p>Karak Azog Outlaws</text:p>
          </table:table-cell>
          <table:table-cell table:style-name="ce19" table:formula="of:=SUM([.D46:.Q46])" office:value-type="float" office:value="45.5">
            <text:p>45,5</text:p>
          </table:table-cell>
          <table:table-cell table:style-name="ce34" table:formula="of:=SUM([.D46:.G46];[.H46]*0.5;[.I46]*0.5;[.J46]*0.5)" office:value-type="float" office:value="42">
            <text:p>42</text:p>
          </table:table-cell>
          <table:table-cell office:value-type="float" office:value="7.5">
            <text:p>7,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ICBM Warpspawns</text:p>
          </table:table-cell>
          <table:table-cell table:style-name="ce19" table:formula="of:=SUM([.D47:.Q47])" office:value-type="float" office:value="45">
            <text:p>45</text:p>
          </table:table-cell>
          <table:table-cell table:style-name="ce34" table:formula="of:=SUM([.D47:.G47];[.H47]*0.5;[.I47]*0.5;[.J47]*0.5)"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Serpent-Guards of Khalida</text:p>
          </table:table-cell>
          <table:table-cell table:style-name="ce18" table:formula="of:=SUM([.D48:.Q48])" office:value-type="float" office:value="43.5">
            <text:p>43,5</text:p>
          </table:table-cell>
          <table:table-cell table:style-name="ce34" table:formula="of:=SUM([.D48:.G48];[.H48]*0.5;[.I48]*0.5;[.J48]*0.5)" office:value-type="float" office:value="41.5">
            <text:p>41,5</text:p>
          </table:table-cell>
          <table:table-cell office:value-type="float" office:value="5.5">
            <text:p>5,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Tor Anroc Anglers</text:p>
          </table:table-cell>
          <table:table-cell table:style-name="ce18" table:formula="of:=SUM([.D49:.Q49])" office:value-type="float" office:value="137.5">
            <text:p>137,5</text:p>
          </table:table-cell>
          <table:table-cell table:style-name="ce34" table:formula="of:=SUM([.D49:.G49];[.H49]*0.5;[.I49]*0.5;[.J49]*0.5)" office:value-type="float" office:value="40.5">
            <text:p>40,5</text:p>
          </table:table-cell>
          <table:table-cell office:value-type="float" office:value="20.5">
            <text:p>20,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Sport Spawning Zlatlan</text:p>
          </table:table-cell>
          <table:table-cell table:style-name="ce18" table:formula="of:=SUM([.D50:.Q50])" office:value-type="float" office:value="95">
            <text:p>95</text:p>
          </table:table-cell>
          <table:table-cell table:style-name="ce34" table:formula="of:=SUM([.D50:.G50];[.H50]*0.5;[.I50]*0.5;[.J50]*0.5)" office:value-type="float" office:value="54.5">
            <text:p>54,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Spite Reach Corsairs</text:p>
          </table:table-cell>
          <table:table-cell table:style-name="ce19" table:formula="of:=SUM([.D51:.Q51])" office:value-type="float" office:value="46.5">
            <text:p>46,5</text:p>
          </table:table-cell>
          <table:table-cell table:style-name="ce34" table:formula="of:=SUM([.D51:.G51];[.H51]*0.5;[.I51]*0.5;[.J51]*0.5)" office:value-type="float" office:value="40.5">
            <text:p>40,5</text:p>
          </table:table-cell>
          <table:table-cell office:value-type="float" office:value="4.5">
            <text:p>4,5</text:p>
          </table:table-cell>
          <table:table-cell/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9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2" office:value-type="string">
            <text:p>Haunted Forest Sons of Chaos</text:p>
          </table:table-cell>
          <table:table-cell table:style-name="ce19" table:formula="of:=SUM([.D52:.Q52])" office:value-type="float" office:value="45">
            <text:p>45</text:p>
          </table:table-cell>
          <table:table-cell table:style-name="ce34" table:formula="of:=SUM([.D52:.G52];[.H52]*0.5;[.I52]*0.5;[.J52]*0.5)"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9" office:value-type="string">
            <text:p>Cloven Clan</text:p>
          </table:table-cell>
          <table:table-cell table:style-name="ce19" table:formula="of:=SUM([.D53:.Q53])" office:value-type="float" office:value="39">
            <text:p>39</text:p>
          </table:table-cell>
          <table:table-cell table:style-name="ce34" table:formula="of:=SUM([.D53:.G53];[.H53]*0.5;[.I53]*0.5;[.J53]*0.5)"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4" office:value-type="string">
            <text:p>Livin' Thing</text:p>
          </table:table-cell>
          <table:table-cell table:style-name="ce19" table:formula="of:=SUM([.D54:.Q54])" office:value-type="float" office:value="42.5">
            <text:p>42,5</text:p>
          </table:table-cell>
          <table:table-cell table:style-name="ce34" table:formula="of:=SUM([.D54:.G54];[.H54]*0.5;[.I54]*0.5;[.J54]*0.5)" office:value-type="float" office:value="38">
            <text:p>38</text:p>
          </table:table-cell>
          <table:table-cell office:value-type="float" office:value="6.5">
            <text:p>6,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Vostok Iron Head</text:p>
          </table:table-cell>
          <table:table-cell table:style-name="ce18" table:formula="of:=SUM([.D55:.Q55])" office:value-type="float" office:value="66">
            <text:p>66</text:p>
          </table:table-cell>
          <table:table-cell table:style-name="ce34" table:formula="of:=SUM([.D55:.G55];[.H55]*0.5;[.I55]*0.5;[.J55]*0.5)" office:value-type="float" office:value="37.5">
            <text:p>37,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4" office:value-type="string">
            <text:p>Court of Shu</text:p>
          </table:table-cell>
          <table:table-cell table:style-name="ce19" table:formula="of:=SUM([.D56:.Q56])" office:value-type="float" office:value="53">
            <text:p>53</text:p>
          </table:table-cell>
          <table:table-cell table:style-name="ce34" table:formula="of:=SUM([.D56:.G56];[.H56]*0.5;[.I56]*0.5;[.J56]*0.5)" office:value-type="float" office:value="36.5">
            <text:p>36,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True Roots of Khaine</text:p>
          </table:table-cell>
          <table:table-cell table:formula="of:=SUM([.D57:.Q57])" office:value-type="float" office:value="97.5">
            <text:p>97,5</text:p>
          </table:table-cell>
          <table:table-cell table:style-name="ce34" table:formula="of:=SUM([.D57:.G57];[.H57]*0.5;[.I57]*0.5;[.J57]*0.5)" office:value-type="float" office:value="35">
            <text:p>35</text:p>
          </table:table-cell>
          <table:table-cell office:value-type="float" office:value="15.5">
            <text:p>15,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9" office:value-type="string">
            <text:p>Aurons</text:p>
          </table:table-cell>
          <table:table-cell table:style-name="ce19" table:formula="of:=SUM([.D58:.Q58])" office:value-type="float" office:value="54">
            <text:p>54</text:p>
          </table:table-cell>
          <table:table-cell table:style-name="ce34" table:formula="of:=SUM([.D58:.G58];[.H58]*0.5;[.I58]*0.5;[.J58]*0.5)"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Tsunami Terrors</text:p>
          </table:table-cell>
          <table:table-cell table:style-name="ce18" table:formula="of:=SUM([.D59:.Q59])" office:value-type="float" office:value="73">
            <text:p>73</text:p>
          </table:table-cell>
          <table:table-cell table:style-name="ce34" table:formula="of:=SUM([.D59:.G59];[.H59]*0.5;[.I59]*0.5;[.J59]*0.5)"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Bear Clutchers</text:p>
          </table:table-cell>
          <table:table-cell table:style-name="ce18" table:formula="of:=SUM([.D60:.Q60])" office:value-type="float" office:value="51">
            <text:p>51</text:p>
          </table:table-cell>
          <table:table-cell table:style-name="ce34" table:formula="of:=SUM([.D60:.G60];[.H60]*0.5;[.I60]*0.5;[.J60]*0.5)"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6" office:value-type="string">
            <text:p>Dukes of Earthquake Valley</text:p>
          </table:table-cell>
          <table:table-cell table:style-name="ce16" table:formula="of:=SUM([.D61:.Q61])" office:value-type="float" office:value="48">
            <text:p>48</text:p>
          </table:table-cell>
          <table:table-cell table:style-name="ce34" table:formula="of:=SUM([.D61:.G61];[.H61]*0.5;[.I61]*0.5;[.J61]*0.5)" office:value-type="float" office:value="34">
            <text:p>34</text:p>
          </table:table-cell>
          <table:table-cell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Leicheberg Lycans</text:p>
          </table:table-cell>
          <table:table-cell table:style-name="ce18" table:formula="of:=SUM([.D62:.Q62])" office:value-type="float" office:value="58">
            <text:p>58</text:p>
          </table:table-cell>
          <table:table-cell table:style-name="ce34" table:formula="of:=SUM([.D62:.G62];[.H62]*0.5;[.I62]*0.5;[.J62]*0.5)" office:value-type="float" office:value="33.5">
            <text:p>33,5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7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Talsyn Tramplers</text:p>
          </table:table-cell>
          <table:table-cell table:style-name="ce18" table:formula="of:=SUM([.D63:.Q63])" office:value-type="float" office:value="108">
            <text:p>108</text:p>
          </table:table-cell>
          <table:table-cell table:style-name="ce34" table:formula="of:=SUM([.D63:.G63];[.H63]*0.5;[.I63]*0.5;[.J63]*0.5)"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Clar Karond Black Widows</text:p>
          </table:table-cell>
          <table:table-cell table:style-name="ce18" table:formula="of:=SUM([.D64:.Q64])" office:value-type="float" office:value="76">
            <text:p>76</text:p>
          </table:table-cell>
          <table:table-cell table:style-name="ce34" table:formula="of:=SUM([.D64:.G64];[.H64]*0.5;[.I64]*0.5;[.J64]*0.5)"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9" office:value-type="string">
            <text:p>Gorthor's Prophets Of Mork</text:p>
          </table:table-cell>
          <table:table-cell table:style-name="ce19" table:formula="of:=SUM([.D65:.Q65])" office:value-type="float" office:value="35">
            <text:p>35</text:p>
          </table:table-cell>
          <table:table-cell table:style-name="ce34" table:formula="of:=SUM([.D65:.G65];[.H65]*0.5;[.I65]*0.5;[.J65]*0.5)" office:value-type="float" office:value="35">
            <text:p>35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1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Grutnik Scavengers</text:p>
          </table:table-cell>
          <table:table-cell table:style-name="ce18" table:formula="of:=SUM([.D66:.Q66])" office:value-type="float" office:value="31">
            <text:p>31</text:p>
          </table:table-cell>
          <table:table-cell table:style-name="ce34" table:formula="of:=SUM([.D66:.G66];[.H66]*0.5;[.I66]*0.5;[.J66]*0.5)"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1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7" office:value-type="string">
            <text:p>Shroomwood Attercops</text:p>
          </table:table-cell>
          <table:table-cell table:style-name="ce33" table:formula="of:=SUM([.D67:.Q67])" office:value-type="float" office:value="63">
            <text:p>63</text:p>
          </table:table-cell>
          <table:table-cell table:style-name="ce34" table:formula="of:=SUM([.D67:.G67];[.H67]*0.5;[.I67]*0.5;[.J67]*0.5)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6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Blood-Ground Blackhorns</text:p>
          </table:table-cell>
          <table:table-cell table:style-name="ce18" table:formula="of:=SUM([.D68:.Q68])" office:value-type="float" office:value="98">
            <text:p>98</text:p>
          </table:table-cell>
          <table:table-cell table:style-name="ce34" table:formula="of:=SUM([.D68:.G68];[.H68]*0.5;[.I68]*0.5;[.J68]*0.5)" office:value-type="float" office:value="29.5">
            <text:p>29,5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Offa's Hearthweru</text:p>
          </table:table-cell>
          <table:table-cell table:style-name="ce18" table:formula="of:=SUM([.D69:.Q69])" office:value-type="float" office:value="65">
            <text:p>65</text:p>
          </table:table-cell>
          <table:table-cell table:style-name="ce34" table:formula="of:=SUM([.D69:.G69];[.H69]*0.5;[.I69]*0.5;[.J69]*0.5)" office:value-type="float" office:value="29.5">
            <text:p>29,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6" office:value-type="string">
            <text:p>Sabre Mountain Rattlers</text:p>
          </table:table-cell>
          <table:table-cell table:style-name="ce16" table:formula="of:=SUM([.D70:.Q70])" office:value-type="float" office:value="40.5">
            <text:p>40,5</text:p>
          </table:table-cell>
          <table:table-cell table:style-name="ce34" table:formula="of:=SUM([.D70:.G70];[.H70]*0.5;[.I70]*0.5;[.J70]*0.5)" office:value-type="float" office:value="29">
            <text:p>29</text:p>
          </table:table-cell>
          <table:table-cell office:value-type="float" office:value="8.5">
            <text:p>8,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Mourkain Kings</text:p>
          </table:table-cell>
          <table:table-cell table:style-name="ce18" table:formula="of:=SUM([.D71:.Q71])" office:value-type="float" office:value="29">
            <text:p>29</text:p>
          </table:table-cell>
          <table:table-cell table:style-name="ce34" table:formula="of:=SUM([.D71:.G71];[.H71]*0.5;[.I71]*0.5;[.J71]*0.5)"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2" office:value-type="string">
            <text:p>Black Hearted Bloodseekers</text:p>
          </table:table-cell>
          <table:table-cell table:style-name="ce19" table:formula="of:=SUM([.D72:.Q72])" office:value-type="float" office:value="27.5">
            <text:p>27,5</text:p>
          </table:table-cell>
          <table:table-cell table:style-name="ce34" table:formula="of:=SUM([.D72:.G72];[.H72]*0.5;[.I72]*0.5;[.J72]*0.5)" office:value-type="float" office:value="27.5">
            <text:p>27,5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" office:value-type="float" office:value="0">
            <text:p>0</text:p>
          </table:table-cell>
          <table:table-cell table:number-columns-repeated="1007"/>
        </table:table-row>
        <table:table-row table:style-name="ro7">
          <table:table-cell table:style-name="ce19" office:value-type="string">
            <text:p>Black Gulf <text:span text:style-name="T1">Hippocampi</text:span></text:p>
          </table:table-cell>
          <table:table-cell table:style-name="ce19" table:formula="of:=SUM([.D73:.Q73])" office:value-type="float" office:value="28.5">
            <text:p>28,5</text:p>
          </table:table-cell>
          <table:table-cell table:style-name="ce34" table:formula="of:=SUM([.D73:.G73];[.H73]*0.5;[.I73]*0.5;[.J73]*0.5)" office:value-type="float" office:value="26.5">
            <text:p>26,5</text:p>
          </table:table-cell>
          <table:table-cell office:value-type="float" office:value="1.5">
            <text:p>1,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Ninja Warriors</text:p>
          </table:table-cell>
          <table:table-cell table:style-name="ce18" table:formula="of:=SUM([.D74:.Q74])" office:value-type="float" office:value="138">
            <text:p>138</text:p>
          </table:table-cell>
          <table:table-cell table:style-name="ce34" table:formula="of:=SUM([.D74:.G74];[.H74]*0.5;[.I74]*0.5;[.J74]*0.5)" office:value-type="float" office:value="25">
            <text:p>25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7"/>
        </table:table-row>
        <table:table-row table:style-name="ro1">
          <table:table-cell table:style-name="ce28" office:value-type="string">
            <text:p>Springbok Sprites</text:p>
          </table:table-cell>
          <table:table-cell table:style-name="ce18" table:formula="of:=SUM([.D75:.Q75])" office:value-type="float" office:value="53">
            <text:p>53</text:p>
          </table:table-cell>
          <table:table-cell table:style-name="ce34" table:formula="of:=SUM([.D75:.G75];[.H75]*0.5;[.I75]*0.5;[.J75]*0.5)" office:value-type="float" office:value="24.5">
            <text:p>24,5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Unfettered Fury</text:p>
          </table:table-cell>
          <table:table-cell table:style-name="ce18" table:formula="of:=SUM([.D76:.Q76])" office:value-type="float" office:value="50">
            <text:p>50</text:p>
          </table:table-cell>
          <table:table-cell table:style-name="ce34" table:formula="of:=SUM([.D76:.G76];[.H76]*0.5;[.I76]*0.5;[.J76]*0.5)" office:value-type="float" office:value="23.5">
            <text:p>23,5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Bordeleaux Chevaliers</text:p>
          </table:table-cell>
          <table:table-cell table:style-name="ce16" table:formula="of:=SUM([.D77:.Q77])" office:value-type="float" office:value="23.5">
            <text:p>23,5</text:p>
          </table:table-cell>
          <table:table-cell table:style-name="ce34" table:formula="of:=SUM([.D77:.G77];[.H77]*0.5;[.I77]*0.5;[.J77]*0.5)" office:value-type="float" office:value="23.5">
            <text:p>23,5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1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2" office:value-type="string">
            <text:p>Ragtag Animal Training Sartors</text:p>
          </table:table-cell>
          <table:table-cell table:style-name="ce16" table:formula="of:=SUM([.D78:.Q78])" office:value-type="float" office:value="23">
            <text:p>23</text:p>
          </table:table-cell>
          <table:table-cell table:style-name="ce34" table:formula="of:=SUM([.D78:.G78];[.H78]*0.5;[.I78]*0.5;[.J78]*0.5)"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9" office:value-type="string">
            <text:p>Strigos Elită</text:p>
          </table:table-cell>
          <table:table-cell table:style-name="ce19" table:formula="of:=SUM([.D79:.Q79])" office:value-type="float" office:value="72">
            <text:p>72</text:p>
          </table:table-cell>
          <table:table-cell table:style-name="ce34" table:formula="of:=SUM([.D79:.G79];[.H79]*0.5;[.I79]*0.5;[.J79]*0.5)" office:value-type="float" office:value="22.5">
            <text:p>22,5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9" office:value-type="string">
            <text:p>Malefic Mimes</text:p>
          </table:table-cell>
          <table:table-cell table:style-name="ce19" table:formula="of:=SUM([.D80:.Q80])" office:value-type="float" office:value="22.5">
            <text:p>22,5</text:p>
          </table:table-cell>
          <table:table-cell table:style-name="ce34" table:formula="of:=SUM([.D80:.G80];[.H80]*0.5;[.I80]*0.5;[.J80]*0.5)" office:value-type="float" office:value="21">
            <text:p>21</text:p>
          </table:table-cell>
          <table:table-cell office:value-type="float" office:value="6.5">
            <text:p>6,5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Gazbag's Hunters</text:p>
          </table:table-cell>
          <table:table-cell table:style-name="ce16" table:formula="of:=SUM([.D81:.Q81])" office:value-type="float" office:value="21">
            <text:p>21</text:p>
          </table:table-cell>
          <table:table-cell table:style-name="ce34" table:formula="of:=SUM([.D81:.G81];[.H81]*0.5;[.I81]*0.5;[.J81]*0.5)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9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8" office:value-type="string">
            <text:p>Bigwood Tree Shmashaz</text:p>
          </table:table-cell>
          <table:table-cell table:style-name="ce18" table:formula="of:=SUM([.D82:.Q82])" office:value-type="float" office:value="73">
            <text:p>73</text:p>
          </table:table-cell>
          <table:table-cell table:style-name="ce34" table:formula="of:=SUM([.D82:.G82];[.H82]*0.5;[.I82]*0.5;[.J82]*0.5)" office:value-type="float" office:value="20.5">
            <text:p>20,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Knightly Virtues</text:p>
          </table:table-cell>
          <table:table-cell table:style-name="ce18" table:formula="of:=SUM([.D83:.Q83])" office:value-type="float" office:value="80">
            <text:p>80</text:p>
          </table:table-cell>
          <table:table-cell table:style-name="ce34" table:formula="of:=SUM([.D83:.G83];[.H83]*0.5;[.I83]*0.5;[.J83]*0.5)"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Handmaids of the Gods</text:p>
          </table:table-cell>
          <table:table-cell table:style-name="ce18" table:formula="of:=SUM([.D84:.Q84])" office:value-type="float" office:value="19">
            <text:p>19</text:p>
          </table:table-cell>
          <table:table-cell table:style-name="ce34" table:formula="of:=SUM([.D84:.G84];[.H84]*0.5;[.I84]*0.5;[.J84]*0.5)"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10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8" office:value-type="string">
            <text:p>Ubersreik Scramblers</text:p>
          </table:table-cell>
          <table:table-cell table:style-name="ce18" table:formula="of:=SUM([.D85:.Q85])" office:value-type="float" office:value="19">
            <text:p>19</text:p>
          </table:table-cell>
          <table:table-cell table:style-name="ce34" table:formula="of:=SUM([.D85:.G85];[.H85]*0.5;[.I85]*0.5;[.J85]*0.5)"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1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BloodForce</text:p>
          </table:table-cell>
          <table:table-cell table:style-name="ce16" table:formula="of:=SUM([.D86:.Q86])" office:value-type="float" office:value="18.5">
            <text:p>18,5</text:p>
          </table:table-cell>
          <table:table-cell table:style-name="ce34" table:formula="of:=SUM([.D86:.G86];[.H86]*0.5;[.I86]*0.5;[.J86]*0.5)" office:value-type="float" office:value="18.5">
            <text:p>18,5</text:p>
          </table:table-cell>
          <table:table-cell office:value-type="float" office:value="3.5">
            <text:p>3,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Mugrec's Mechanical Madmen</text:p>
          </table:table-cell>
          <table:table-cell table:style-name="ce16" table:formula="of:=SUM([.D87:.Q87])" office:value-type="float" office:value="18.5">
            <text:p>18,5</text:p>
          </table:table-cell>
          <table:table-cell table:style-name="ce34" table:formula="of:=SUM([.D87:.G87];[.H87]*0.5;[.I87]*0.5;[.J87]*0.5)" office:value-type="float" office:value="18.5">
            <text:p>18,5</text:p>
          </table:table-cell>
          <table:table-cell office:value-type="float" office:value="3.5">
            <text:p>3,5</text:p>
          </table:table-cell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2" office:value-type="string">
            <text:p>Wolf Lands Slavers</text:p>
          </table:table-cell>
          <table:table-cell table:formula="of:=SUM([.D88:.Q88])" office:value-type="float" office:value="18">
            <text:p>18</text:p>
          </table:table-cell>
          <table:table-cell table:style-name="ce34" table:formula="of:=SUM([.D88:.G88];[.H88]*0.5;[.I88]*0.5;[.J88]*0.5)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1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Gal Duur Forge Iron Anvils</text:p>
          </table:table-cell>
          <table:table-cell table:style-name="ce18" table:formula="of:=SUM([.D89:.Q89])" office:value-type="float" office:value="18">
            <text:p>18</text:p>
          </table:table-cell>
          <table:table-cell table:style-name="ce34" table:formula="of:=SUM([.D89:.G89];[.H89]*0.5;[.I89]*0.5;[.J89]*0.5)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number-columns-repeated="11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9" office:value-type="string">
            <text:p>Norscan Curse</text:p>
          </table:table-cell>
          <table:table-cell table:style-name="ce19" table:formula="of:=SUM([.D90:.Q90])" office:value-type="float" office:value="38.5">
            <text:p>38,5</text:p>
          </table:table-cell>
          <table:table-cell table:style-name="ce34" table:formula="of:=SUM([.D90:.G90];[.H90]*0.5;[.I90]*0.5;[.J90]*0.5)" office:value-type="float" office:value="17">
            <text:p>17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Gnoming (2509)</text:p>
          </table:table-cell>
          <table:table-cell table:style-name="ce18" table:formula="of:=SUM([.D91:.Q91])" office:value-type="float" office:value="17">
            <text:p>17</text:p>
          </table:table-cell>
          <table:table-cell table:style-name="ce34" table:formula="of:=SUM([.D91:.G91];[.H91]*0.5;[.I91]*0.5;[.J91]*0.5)" office:value-type="float" office:value="17">
            <text:p>17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Pleasure Strings</text:p>
          </table:table-cell>
          <table:table-cell table:style-name="ce18" table:formula="of:=SUM([.D92:.Q92])" office:value-type="float" office:value="54">
            <text:p>54</text:p>
          </table:table-cell>
          <table:table-cell table:style-name="ce34" table:formula="of:=SUM([.D92:.G92];[.H92]*0.5;[.I92]*0.5;[.J92]*0.5)" office:value-type="float" office:value="16.5">
            <text:p>16,5</text:p>
          </table:table-cell>
          <table:table-cell office:value-type="float" office:value="10">
            <text:p>1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9" office:value-type="string">
            <text:p>Thirteenth Circle Abominations</text:p>
          </table:table-cell>
          <table:table-cell table:style-name="ce18" table:formula="of:=SUM([.D93:.Q93])" office:value-type="float" office:value="38">
            <text:p>38</text:p>
          </table:table-cell>
          <table:table-cell table:style-name="ce34" table:formula="of:=SUM([.D93:.G93];[.H93]*0.5;[.I93]*0.5;[.J93]*0.5)" office:value-type="float" office:value="16.5">
            <text:p>16,5</text:p>
          </table:table-cell>
          <table:table-cell table:number-columns-repeated="5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Horsemen of The Great Kurgan</text:p>
          </table:table-cell>
          <table:table-cell table:style-name="ce16" table:formula="of:=SUM([.D94:.Q94])" office:value-type="float" office:value="16">
            <text:p>16</text:p>
          </table:table-cell>
          <table:table-cell table:style-name="ce34" table:formula="of:=SUM([.D94:.G94];[.H94]*0.5;[.I94]*0.5;[.J94]*0.5)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office:value-type="string">
            <text:p>Ulthuan Barracudas</text:p>
          </table:table-cell>
          <table:table-cell table:style-name="ce18" table:formula="of:=SUM([.D95:.Q95])" office:value-type="float" office:value="16">
            <text:p>16</text:p>
          </table:table-cell>
          <table:table-cell table:style-name="ce34" table:formula="of:=SUM([.D95:.G95];[.H95]*0.5;[.I95]*0.5;[.J95]*0.5)"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7" office:value-type="string">
            <text:p>BC Submarine Zhufbar</text:p>
          </table:table-cell>
          <table:table-cell table:style-name="ce18" table:formula="of:=SUM([.D96:.Q96])" office:value-type="float" office:value="27">
            <text:p>27</text:p>
          </table:table-cell>
          <table:table-cell table:style-name="ce34" table:formula="of:=SUM([.D96:.G96];[.H96]*0.5;[.I96]*0.5;[.J96]*0.5)" office:value-type="float" office:value="15.5">
            <text:p>15,5</text:p>
          </table:table-cell>
          <table:table-cell office:value-type="float" office:value="4">
            <text:p>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T.H.H.U. Slayers</text:p>
          </table:table-cell>
          <table:table-cell table:style-name="ce18" table:formula="of:=SUM([.D97:.Q97])" office:value-type="float" office:value="22">
            <text:p>22</text:p>
          </table:table-cell>
          <table:table-cell table:style-name="ce34" table:formula="of:=SUM([.D97:.G97];[.H97]*0.5;[.I97]*0.5;[.J97]*0.5)" office:value-type="float" office:value="15">
            <text:p>15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Dreadpeak's Delusionals</text:p>
          </table:table-cell>
          <table:table-cell table:style-name="ce16" table:formula="of:=SUM([.D98:.Q98])" office:value-type="float" office:value="15">
            <text:p>15</text:p>
          </table:table-cell>
          <table:table-cell table:style-name="ce34" table:formula="of:=SUM([.D98:.G98];[.H98]*0.5;[.I98]*0.5;[.J98]*0.5)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22" office:value-type="string">
            <text:p>Ichabod's Infernals</text:p>
          </table:table-cell>
          <table:table-cell table:formula="of:=SUM([.D99:.Q99])" office:value-type="float" office:value="15">
            <text:p>15</text:p>
          </table:table-cell>
          <table:table-cell table:style-name="ce34" table:formula="of:=SUM([.D99:.G99];[.H99]*0.5;[.I99]*0.5;[.J99]*0.5)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1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Still Waters Run Deep</text:p>
          </table:table-cell>
          <table:table-cell table:style-name="ce16" table:formula="of:=SUM([.D100:.Q100])" office:value-type="float" office:value="15">
            <text:p>15</text:p>
          </table:table-cell>
          <table:table-cell table:style-name="ce34" table:formula="of:=SUM([.D100:.G100];[.H100]*0.5;[.I100]*0.5;[.J100]*0.5)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11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Rikek Revenge</text:p>
          </table:table-cell>
          <table:table-cell table:style-name="ce18" table:formula="of:=SUM([.D101:.Q101])" office:value-type="float" office:value="28">
            <text:p>28</text:p>
          </table:table-cell>
          <table:table-cell table:style-name="ce34" table:formula="of:=SUM([.D101:.G101];[.H101]*0.5;[.I101]*0.5;[.J101]*0.5)" office:value-type="float" office:value="14.5">
            <text:p>14,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8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River Teufel Tricksters</text:p>
          </table:table-cell>
          <table:table-cell table:style-name="ce18" table:formula="of:=SUM([.D102:.Q102])" office:value-type="float" office:value="16.5">
            <text:p>16,5</text:p>
          </table:table-cell>
          <table:table-cell table:style-name="ce34" table:formula="of:=SUM([.D102:.G102];[.H102]*0.5;[.I102]*0.5;[.J102]*0.5)" office:value-type="float" office:value="14">
            <text:p>14</text:p>
          </table:table-cell>
          <table:table-cell office:value-type="float" office:value="4.5">
            <text:p>4,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2" office:value-type="string">
            <text:p>Ursun Throat Singers</text:p>
          </table:table-cell>
          <table:table-cell table:style-name="ce16" table:formula="of:=SUM([.D103:.Q103])" office:value-type="float" office:value="14">
            <text:p>14</text:p>
          </table:table-cell>
          <table:table-cell table:style-name="ce34" table:formula="of:=SUM([.D103:.G103];[.H103]*0.5;[.I103]*0.5;[.J103]*0.5)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2" office:value-type="string">
            <text:p>Zharrduk Hellcannons</text:p>
          </table:table-cell>
          <table:table-cell table:formula="of:=SUM([.D104:.Q104])" office:value-type="float" office:value="14">
            <text:p>14</text:p>
          </table:table-cell>
          <table:table-cell table:style-name="ce34" table:formula="of:=SUM([.D104:.G104];[.H104]*0.5;[.I104]*0.5;[.J104]*0.5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1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Cothique Wanderers</text:p>
          </table:table-cell>
          <table:table-cell table:style-name="ce18" table:formula="of:=SUM([.D105:.Q105])" office:value-type="float" office:value="13.5">
            <text:p>13,5</text:p>
          </table:table-cell>
          <table:table-cell table:style-name="ce34" table:formula="of:=SUM([.D105:.G105];[.H105]*0.5;[.I105]*0.5;[.J105]*0.5)" office:value-type="float" office:value="13.5">
            <text:p>13,5</text:p>
          </table:table-cell>
          <table:table-cell table:style-name="ce35" office:value-type="float" office:value="3.5">
            <text:p>3,5</text:p>
          </table:table-cell>
          <table:table-cell office:value-type="float" office:value="10">
            <text:p>10</text:p>
          </table:table-cell>
          <table:table-cell table:number-columns-repeated="10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8" office:value-type="string">
            <text:p>Brothers Of Malice</text:p>
          </table:table-cell>
          <table:table-cell table:style-name="ce18" table:formula="of:=SUM([.D106:.Q106])" office:value-type="float" office:value="48">
            <text:p>48</text:p>
          </table:table-cell>
          <table:table-cell table:style-name="ce34" table:formula="of:=SUM([.D106:.G106];[.H106]*0.5;[.I106]*0.5;[.J106]*0.5)" office:value-type="float" office:value="13.5">
            <text:p>13,5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Wisdom of Athel Woods</text:p>
          </table:table-cell>
          <table:table-cell table:style-name="ce18" table:formula="of:=SUM([.D107:.Q107])" office:value-type="float" office:value="13">
            <text:p>13</text:p>
          </table:table-cell>
          <table:table-cell table:style-name="ce34" table:formula="of:=SUM([.D107:.G107];[.H107]*0.5;[.I107]*0.5;[.J107]*0.5)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Barak Varr Voyagers</text:p>
          </table:table-cell>
          <table:table-cell table:style-name="ce18" table:formula="of:=SUM([.D108:.Q108])" office:value-type="float" office:value="18">
            <text:p>18</text:p>
          </table:table-cell>
          <table:table-cell table:style-name="ce34" table:formula="of:=SUM([.D108:.G108];[.H108]*0.5;[.I108]*0.5;[.J108]*0.5)" office:value-type="float" office:value="12.5">
            <text:p>12,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Rising Tsunami</text:p>
          </table:table-cell>
          <table:table-cell table:style-name="ce16" table:formula="of:=SUM([.D109:.Q109])" office:value-type="float" office:value="12">
            <text:p>12</text:p>
          </table:table-cell>
          <table:table-cell table:style-name="ce34" table:formula="of:=SUM([.D109:.G109];[.H109]*0.5;[.I109]*0.5;[.J109]*0.5)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>
            <text:p>Servants of Sacrifice</text:p>
          </table:table-cell>
          <table:table-cell table:style-name="ce18" table:formula="of:=SUM([.D110:.Q110])" office:value-type="float" office:value="12">
            <text:p>12</text:p>
          </table:table-cell>
          <table:table-cell table:style-name="ce34" table:formula="of:=SUM([.D110:.G110];[.H110]*0.5;[.I110]*0.5;[.J110]*0.5)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>
            <text:p>Brehon's Lament</text:p>
          </table:table-cell>
          <table:table-cell table:style-name="ce18" table:formula="of:=SUM([.D111:.Q111])" office:value-type="float" office:value="12">
            <text:p>12</text:p>
          </table:table-cell>
          <table:table-cell table:style-name="ce34" table:formula="of:=SUM([.D111:.G111];[.H111]*0.5;[.I111]*0.5;[.J111]*0.5)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Northern Blood Fiends</text:p>
          </table:table-cell>
          <table:table-cell table:style-name="ce18" table:formula="of:=SUM([.D112:.Q112])" office:value-type="float" office:value="12">
            <text:p>12</text:p>
          </table:table-cell>
          <table:table-cell table:style-name="ce34" table:formula="of:=SUM([.D112:.G112];[.H112]*0.5;[.I112]*0.5;[.J112]*0.5)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8" office:value-type="string">
            <text:p>Grim Queens</text:p>
          </table:table-cell>
          <table:table-cell table:style-name="ce18" table:formula="of:=SUM([.D113:.Q113])" office:value-type="float" office:value="34">
            <text:p>34</text:p>
          </table:table-cell>
          <table:table-cell table:style-name="ce34" table:formula="of:=SUM([.D113:.G113];[.H113]*0.5;[.I113]*0.5;[.J113]*0.5)" office:value-type="float" office:value="11.5">
            <text:p>11,5</text:p>
          </table:table-cell>
          <table:table-cell office:value-type="float" office:value="4">
            <text:p>4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7" office:value-type="string">
            <text:p>Tartarik Kowaz</text:p>
          </table:table-cell>
          <table:table-cell table:style-name="ce18" table:formula="of:=SUM([.D114:.Q114])" office:value-type="float" office:value="21">
            <text:p>21</text:p>
          </table:table-cell>
          <table:table-cell table:style-name="ce34" table:formula="of:=SUM([.D114:.G114];[.H114]*0.5;[.I114]*0.5;[.J114]*0.5)" office:value-type="float" office:value="11.5">
            <text:p>11,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Anger Management</text:p>
          </table:table-cell>
          <table:table-cell table:style-name="ce16" table:formula="of:=SUM([.D115:.Q115])" office:value-type="float" office:value="11">
            <text:p>11</text:p>
          </table:table-cell>
          <table:table-cell table:style-name="ce34" table:formula="of:=SUM([.D115:.G115];[.H115]*0.5;[.I115]*0.5;[.J115]*0.5)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0" office:value-type="string">
            <text:p>Great Maw's Priests</text:p>
          </table:table-cell>
          <table:table-cell table:style-name="ce18" table:formula="of:=SUM([.D116:.Q116])" office:value-type="float" office:value="11">
            <text:p>11</text:p>
          </table:table-cell>
          <table:table-cell table:style-name="ce34" table:formula="of:=SUM([.D116:.G116];[.H116]*0.5;[.I116]*0.5;[.J116]*0.5)"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1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Crimson Skull</text:p>
          </table:table-cell>
          <table:table-cell table:style-name="ce18" table:formula="of:=SUM([.D117:.Q117])" office:value-type="float" office:value="100">
            <text:p>100</text:p>
          </table:table-cell>
          <table:table-cell table:style-name="ce34" table:formula="of:=SUM([.D117:.G117];[.H117]*0.5;[.I117]*0.5;[.J117]*0.5)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1007"/>
        </table:table-row>
        <table:table-row table:style-name="ro1">
          <table:table-cell table:style-name="ce23" office:value-type="string">
            <text:p>Charace Charioteers</text:p>
          </table:table-cell>
          <table:table-cell table:style-name="ce18" table:formula="of:=SUM([.D118:.Q118])" office:value-type="float" office:value="23">
            <text:p>23</text:p>
          </table:table-cell>
          <table:table-cell table:style-name="ce34" table:formula="of:=SUM([.D118:.G118];[.H118]*0.5;[.I118]*0.5;[.J118]*0.5)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2" office:value-type="string">
            <text:p>Divine Sun</text:p>
          </table:table-cell>
          <table:table-cell table:style-name="ce16" table:formula="of:=SUM([.D119:.Q119])" office:value-type="float" office:value="10">
            <text:p>10</text:p>
          </table:table-cell>
          <table:table-cell table:style-name="ce34" table:formula="of:=SUM([.D119:.G119];[.H119]*0.5;[.I119]*0.5;[.J119]*0.5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Loren's Rebuke</text:p>
          </table:table-cell>
          <table:table-cell table:style-name="ce18" table:formula="of:=SUM([.D120:.Q120])" office:value-type="float" office:value="10">
            <text:p>10</text:p>
          </table:table-cell>
          <table:table-cell table:style-name="ce34" table:formula="of:=SUM([.D120:.G120];[.H120]*0.5;[.I120]*0.5;[.J120]*0.5)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Ahn Sye Zelax</text:p>
          </table:table-cell>
          <table:table-cell table:style-name="ce18" table:formula="of:=SUM([.D121:.Q121])" office:value-type="float" office:value="17">
            <text:p>17</text:p>
          </table:table-cell>
          <table:table-cell table:style-name="ce34" table:formula="of:=SUM([.D121:.G121];[.H121]*0.5;[.I121]*0.5;[.J121]*0.5)" office:value-type="float" office:value="8.5">
            <text:p>8,5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Nachthafen Nightlords</text:p>
          </table:table-cell>
          <table:table-cell table:style-name="ce18" table:formula="of:=SUM([.D122:.Q122])" office:value-type="float" office:value="46">
            <text:p>46</text:p>
          </table:table-cell>
          <table:table-cell table:style-name="ce34" table:formula="of:=SUM([.D122:.G122];[.H122]*0.5;[.I122]*0.5;[.J122]*0.5)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Goblin Revolushunary Kommittee</text:p>
          </table:table-cell>
          <table:table-cell table:style-name="ce18" table:formula="of:=SUM([.D123:.Q123])" office:value-type="float" office:value="42">
            <text:p>42</text:p>
          </table:table-cell>
          <table:table-cell table:style-name="ce34" table:formula="of:=SUM([.D123:.G123];[.H123]*0.5;[.I123]*0.5;[.J123]*0.5)"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3" office:value-type="string">
            <text:p>Black Chasm Overlords</text:p>
          </table:table-cell>
          <table:table-cell table:style-name="ce18" table:formula="of:=SUM([.D124:.Q124])" office:value-type="float" office:value="24">
            <text:p>24</text:p>
          </table:table-cell>
          <table:table-cell table:style-name="ce34" table:formula="of:=SUM([.D124:.G124];[.H124]*0.5;[.I124]*0.5;[.J124]*0.5)"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6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Under-Nuln Bells</text:p>
          </table:table-cell>
          <table:table-cell table:style-name="ce16" table:formula="of:=SUM([.D125:.Q125])" office:value-type="float" office:value="8">
            <text:p>8</text:p>
          </table:table-cell>
          <table:table-cell table:style-name="ce34" table:formula="of:=SUM([.D125:.G125];[.H125]*0.5;[.I125]*0.5;[.J125]*0.5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Branded and Exiled</text:p>
          </table:table-cell>
          <table:table-cell table:style-name="ce16" table:formula="of:=SUM([.D126:.Q126])" office:value-type="float" office:value="8">
            <text:p>8</text:p>
          </table:table-cell>
          <table:table-cell table:style-name="ce34" table:formula="of:=SUM([.D126:.G126];[.H126]*0.5;[.I126]*0.5;[.J126]*0.5)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>
            <text:p>Nehekhara Knightmares</text:p>
          </table:table-cell>
          <table:table-cell table:style-name="ce18" table:formula="of:=SUM([.D127:.Q127])" office:value-type="float" office:value="15">
            <text:p>15</text:p>
          </table:table-cell>
          <table:table-cell table:style-name="ce34" table:formula="of:=SUM([.D127:.G127];[.H127]*0.5;[.I127]*0.5;[.J127]*0.5)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9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9" office:value-type="string">
            <text:p>Mordkin Headtakers</text:p>
          </table:table-cell>
          <table:table-cell table:style-name="ce18" table:formula="of:=SUM([.D128:.Q128])" office:value-type="float" office:value="20">
            <text:p>20</text:p>
          </table:table-cell>
          <table:table-cell table:style-name="ce34" table:formula="of:=SUM([.D128:.G128];[.H128]*0.5;[.I128]*0.5;[.J128]*0.5)" office:value-type="float" office:value="7.5">
            <text:p>7,5</text:p>
          </table:table-cell>
          <table:table-cell office:value-type="float" office:value="5">
            <text:p>5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Huah-Huah's Honor Guard</text:p>
          </table:table-cell>
          <table:table-cell table:style-name="ce16" table:formula="of:=SUM([.D129:.Q129])" office:value-type="float" office:value="7">
            <text:p>7</text:p>
          </table:table-cell>
          <table:table-cell table:style-name="ce34" table:formula="of:=SUM([.D129:.G129];[.H129]*0.5;[.I129]*0.5;[.J129]*0.5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>
            <text:p>Kislev Last Hope</text:p>
          </table:table-cell>
          <table:table-cell table:style-name="ce18" table:formula="of:=SUM([.D130:.Q130])" office:value-type="float" office:value="13">
            <text:p>13</text:p>
          </table:table-cell>
          <table:table-cell table:style-name="ce34" table:formula="of:=SUM([.D130:.G130];[.H130]*0.5;[.I130]*0.5;[.J130]*0.5)"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Londinium's Lunatics</text:p>
          </table:table-cell>
          <table:table-cell table:style-name="ce18" table:formula="of:=SUM([.D131:.Q131])" office:value-type="float" office:value="29">
            <text:p>29</text:p>
          </table:table-cell>
          <table:table-cell table:style-name="ce34" table:formula="of:=SUM([.D131:.G131];[.H131]*0.5;[.I131]*0.5;[.J131]*0.5)"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Shambling Revenants</text:p>
          </table:table-cell>
          <table:table-cell table:style-name="ce18" table:formula="of:=SUM([.D132:.Q132])" office:value-type="float" office:value="13">
            <text:p>13</text:p>
          </table:table-cell>
          <table:table-cell table:style-name="ce34" table:formula="of:=SUM([.D132:.G132];[.H132]*0.5;[.I132]*0.5;[.J132]*0.5)"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7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0" office:value-type="string">
            <text:p>Southland Scuttlers</text:p>
          </table:table-cell>
          <table:table-cell table:style-name="ce30" table:formula="of:=SUM([.D133:.Q133])" office:value-type="float" office:value="37">
            <text:p>37</text:p>
          </table:table-cell>
          <table:table-cell table:style-name="ce34" table:formula="of:=SUM([.D133:.G133];[.H133]*0.5;[.I133]*0.5;[.J133]*0.5)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number-columns-repeated="7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Children of Ulric</text:p>
          </table:table-cell>
          <table:table-cell table:style-name="ce18" table:formula="of:=SUM([.D134:.Q134])" office:value-type="float" office:value="6">
            <text:p>6</text:p>
          </table:table-cell>
          <table:table-cell table:style-name="ce34" table:formula="of:=SUM([.D134:.G134];[.H134]*0.5;[.I134]*0.5;[.J134]*0.5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8" office:value-type="string">
            <text:p>Gobskrav Alliance</text:p>
          </table:table-cell>
          <table:table-cell table:style-name="ce18" table:formula="of:=SUM([.D135:.Q135])" office:value-type="float" office:value="25">
            <text:p>25</text:p>
          </table:table-cell>
          <table:table-cell table:style-name="ce34" table:formula="of:=SUM([.D135:.G135];[.H135]*0.5;[.I135]*0.5;[.J135]*0.5)"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Hellbound Firebats</text:p>
          </table:table-cell>
          <table:table-cell table:style-name="ce18" table:formula="of:=SUM([.D136:.Q136])" office:value-type="float" office:value="20">
            <text:p>20</text:p>
          </table:table-cell>
          <table:table-cell table:style-name="ce34" table:formula="of:=SUM([.D136:.G136];[.H136]*0.5;[.I136]*0.5;[.J136]*0.5)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'Ed Chompaz of Deff Gorge</text:p>
          </table:table-cell>
          <table:table-cell table:formula="of:=SUM([.D137:.Q137])" office:value-type="float" office:value="5">
            <text:p>5</text:p>
          </table:table-cell>
          <table:table-cell table:style-name="ce34" table:formula="of:=SUM([.D137:.G137];[.H137]*0.5;[.I137]*0.5;[.J137]*0.5)"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1" office:value-type="string">
            <text:p>Edge of the World Climbers</text:p>
          </table:table-cell>
          <table:table-cell table:style-name="ce18" table:formula="of:=SUM([.D138:.Q138])" office:value-type="float" office:value="9">
            <text:p>9</text:p>
          </table:table-cell>
          <table:table-cell table:style-name="ce34" table:formula="of:=SUM([.D138:.G138];[.H138]*0.5;[.I138]*0.5;[.J138]*0.5)"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Mork's Marines</text:p>
          </table:table-cell>
          <table:table-cell table:style-name="ce18" table:formula="of:=SUM([.D139:.Q139])" office:value-type="float" office:value="9">
            <text:p>9</text:p>
          </table:table-cell>
          <table:table-cell table:style-name="ce34" table:formula="of:=SUM([.D139:.G139];[.H139]*0.5;[.I139]*0.5;[.J139]*0.5)"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Crookback Bantams</text:p>
          </table:table-cell>
          <table:table-cell table:style-name="ce18" table:formula="of:=SUM([.D140:.Q140])" office:value-type="float" office:value="10">
            <text:p>10</text:p>
          </table:table-cell>
          <table:table-cell table:style-name="ce34" table:formula="of:=SUM([.D140:.G140];[.H140]*0.5;[.I140]*0.5;[.J140]*0.5)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Flashfires</text:p>
          </table:table-cell>
          <table:table-cell table:style-name="ce18" table:formula="of:=SUM([.D141:.Q141])" office:value-type="float" office:value="5">
            <text:p>5</text:p>
          </table:table-cell>
          <table:table-cell table:style-name="ce34" table:formula="of:=SUM([.D141:.G141];[.H141]*0.5;[.I141]*0.5;[.J141]*0.5)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Hrafn's Herd</text:p>
          </table:table-cell>
          <table:table-cell table:style-name="ce18" table:formula="of:=SUM([.D142:.Q142])" office:value-type="float" office:value="6">
            <text:p>6</text:p>
          </table:table-cell>
          <table:table-cell table:style-name="ce34" table:formula="of:=SUM([.D142:.G142];[.H142]*0.5;[.I142]*0.5;[.J142]*0.5)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2" office:value-type="string">
            <text:p>Karak Vlag Stampeders</text:p>
          </table:table-cell>
          <table:table-cell table:formula="of:=SUM([.D143:.Q143])" office:value-type="float" office:value="5">
            <text:p>5</text:p>
          </table:table-cell>
          <table:table-cell table:style-name="ce34" table:formula="of:=SUM([.D143:.G143];[.H143]*0.5;[.I143]*0.5;[.J143]*0.5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Kundun Soulbutchers</text:p>
          </table:table-cell>
          <table:table-cell table:style-name="ce18" table:formula="of:=SUM([.D144:.Q144])" office:value-type="float" office:value="5">
            <text:p>5</text:p>
          </table:table-cell>
          <table:table-cell table:style-name="ce34" table:formula="of:=SUM([.D144:.G144];[.H144]*0.5;[.I144]*0.5;[.J144]*0.5)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Albion Four Colour Knights</text:p>
          </table:table-cell>
          <table:table-cell table:style-name="ce18" table:formula="of:=SUM([.D145:.Q145])" office:value-type="float" office:value="9">
            <text:p>9</text:p>
          </table:table-cell>
          <table:table-cell table:style-name="ce34" table:formula="of:=SUM([.D145:.G145];[.H145]*0.5;[.I145]*0.5;[.J145]*0.5)" office:value-type="float" office:value="4.5">
            <text:p>4,5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Riptide Runners</text:p>
          </table:table-cell>
          <table:table-cell table:style-name="ce18" table:formula="of:=SUM([.D146:.Q146])" office:value-type="float" office:value="9">
            <text:p>9</text:p>
          </table:table-cell>
          <table:table-cell table:style-name="ce34" table:formula="of:=SUM([.D146:.G146];[.H146]*0.5;[.I146]*0.5;[.J146]*0.5)" office:value-type="float" office:value="4.5">
            <text:p>4,5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Albion Manticores</text:p>
          </table:table-cell>
          <table:table-cell table:style-name="ce18" table:formula="of:=SUM([.D147:.Q147])" office:value-type="float" office:value="22">
            <text:p>22</text:p>
          </table:table-cell>
          <table:table-cell table:style-name="ce34" table:formula="of:=SUM([.D147:.G147];[.H147]*0.5;[.I147]*0.5;[.J147]*0.5)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Settra's Goats</text:p>
          </table:table-cell>
          <table:table-cell table:style-name="ce18" table:formula="of:=SUM([.D148:.Q148])" office:value-type="float" office:value="40">
            <text:p>40</text:p>
          </table:table-cell>
          <table:table-cell table:style-name="ce34" table:formula="of:=SUM([.D148:.G148];[.H148]*0.5;[.I148]*0.5;[.J148]*0.5)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9" office:value-type="string">
            <text:p>Der Peaksblight Stealers</text:p>
          </table:table-cell>
          <table:table-cell table:style-name="ce18" table:formula="of:=SUM([.D149:.Q149])" office:value-type="float" office:value="10">
            <text:p>10</text:p>
          </table:table-cell>
          <table:table-cell table:style-name="ce34" table:formula="of:=SUM([.D149:.G149];[.H149]*0.5;[.I149]*0.5;[.J149]*0.5)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Aqshy's Flames</text:p>
          </table:table-cell>
          <table:table-cell table:style-name="ce18" table:formula="of:=SUM([.D150:.Q150])" office:value-type="float" office:value="7">
            <text:p>7</text:p>
          </table:table-cell>
          <table:table-cell table:style-name="ce34" table:formula="of:=SUM([.D150:.G150];[.H150]*0.5;[.I150]*0.5;[.J150]*0.5)" office:value-type="float" office:value="3.5">
            <text:p>3,5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Flying Drop Bears</text:p>
          </table:table-cell>
          <table:table-cell table:style-name="ce18" table:formula="of:=SUM([.D151:.Q151])" office:value-type="float" office:value="31">
            <text:p>31</text:p>
          </table:table-cell>
          <table:table-cell table:style-name="ce34" table:formula="of:=SUM([.D151:.G151];[.H151]*0.5;[.I151]*0.5;[.J151]*0.5)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Oyxl Great Pyramid Heroes</text:p>
          </table:table-cell>
          <table:table-cell table:style-name="ce18" table:formula="of:=SUM([.D152:.Q152])" office:value-type="float" office:value="46">
            <text:p>46</text:p>
          </table:table-cell>
          <table:table-cell table:style-name="ce34" table:formula="of:=SUM([.D152:.G152];[.H152]*0.5;[.I152]*0.5;[.J152]*0.5)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Pleasure Principle</text:p>
          </table:table-cell>
          <table:table-cell table:style-name="ce18" table:formula="of:=SUM([.D153:.Q153])" office:value-type="float" office:value="17">
            <text:p>17</text:p>
          </table:table-cell>
          <table:table-cell table:style-name="ce34" table:formula="of:=SUM([.D153:.G153];[.H153]*0.5;[.I153]*0.5;[.J153]*0.5)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Poshgit's Daredevils</text:p>
          </table:table-cell>
          <table:table-cell table:style-name="ce18" table:formula="of:=SUM([.D154:.Q154])" office:value-type="float" office:value="22">
            <text:p>22</text:p>
          </table:table-cell>
          <table:table-cell table:style-name="ce34" table:formula="of:=SUM([.D154:.G154];[.H154]*0.5;[.I154]*0.5;[.J154]*0.5)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Bane of the Otherworld</text:p>
          </table:table-cell>
          <table:table-cell table:style-name="ce16" table:formula="of:=SUM([.D155:.Q155])" office:value-type="float" office:value="3">
            <text:p>3</text:p>
          </table:table-cell>
          <table:table-cell table:style-name="ce34" table:formula="of:=SUM([.D155:.G155];[.H155]*0.5;[.I155]*0.5;[.J155]*0.5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0" office:value-type="string">
            <text:p>Chosen of the Lichemaster</text:p>
          </table:table-cell>
          <table:table-cell table:style-name="ce18" table:formula="of:=SUM([.D156:.Q156])" office:value-type="float" office:value="3">
            <text:p>3</text:p>
          </table:table-cell>
          <table:table-cell table:style-name="ce34" table:formula="of:=SUM([.D156:.G156];[.H156]*0.5;[.I156]*0.5;[.J156]*0.5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Gipfel Blueleaves</text:p>
          </table:table-cell>
          <table:table-cell table:style-name="ce16" table:formula="of:=SUM([.D157:.Q157])" office:value-type="float" office:value="3">
            <text:p>3</text:p>
          </table:table-cell>
          <table:table-cell table:style-name="ce34" table:formula="of:=SUM([.D157:.G157];[.H157]*0.5;[.I157]*0.5;[.J157]*0.5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22" office:value-type="string">
            <text:p>Malign Malignation</text:p>
          </table:table-cell>
          <table:table-cell table:formula="of:=SUM([.D158:.Q158])" office:value-type="float" office:value="3">
            <text:p>3</text:p>
          </table:table-cell>
          <table:table-cell table:style-name="ce34" table:formula="of:=SUM([.D158:.G158];[.H158]*0.5;[.I158]*0.5;[.J158]*0.5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3" office:value-type="string">
            <text:p>Scorpion's Shadow</text:p>
          </table:table-cell>
          <table:table-cell table:style-name="ce18" table:formula="of:=SUM([.D159:.Q159])" office:value-type="float" office:value="6">
            <text:p>6</text:p>
          </table:table-cell>
          <table:table-cell table:style-name="ce34" table:formula="of:=SUM([.D159:.G159];[.H159]*0.5;[.I159]*0.5;[.J159]*0.5)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7" office:value-type="string">
            <text:p>Snurre Gunnars</text:p>
          </table:table-cell>
          <table:table-cell table:style-name="ce18" table:formula="of:=SUM([.D160:.Q160])" office:value-type="float" office:value="5">
            <text:p>5</text:p>
          </table:table-cell>
          <table:table-cell table:style-name="ce34" table:formula="of:=SUM([.D160:.G160];[.H160]*0.5;[.I160]*0.5;[.J160]*0.5)" office:value-type="float" office:value="2.5">
            <text:p>2,5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Athel Loren Red Saplings</text:p>
          </table:table-cell>
          <table:table-cell table:style-name="ce18" table:formula="of:=SUM([.D161:.Q161])" office:value-type="float" office:value="18">
            <text:p>18</text:p>
          </table:table-cell>
          <table:table-cell table:style-name="ce34" table:formula="of:=SUM([.D161:.G161];[.H161]*0.5;[.I161]*0.5;[.J161]*0.5)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Da Lowdown Dirty Rats</text:p>
          </table:table-cell>
          <table:table-cell table:style-name="ce18" table:formula="of:=SUM([.D162:.Q162])" office:value-type="float" office:value="12">
            <text:p>12</text:p>
          </table:table-cell>
          <table:table-cell table:style-name="ce34" table:formula="of:=SUM([.D162:.G162];[.H162]*0.5;[.I162]*0.5;[.J162]*0.5)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Forsaken of the Pantheon</text:p>
          </table:table-cell>
          <table:table-cell table:style-name="ce18" table:formula="of:=SUM([.D163:.Q163])" office:value-type="float" office:value="28">
            <text:p>28</text:p>
          </table:table-cell>
          <table:table-cell table:style-name="ce34" table:formula="of:=SUM([.D163:.G163];[.H163]*0.5;[.I163]*0.5;[.J163]*0.5)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Hillshire Culinary College</text:p>
          </table:table-cell>
          <table:table-cell table:style-name="ce18" table:formula="of:=SUM([.D164:.Q164])" office:value-type="float" office:value="10">
            <text:p>10</text:p>
          </table:table-cell>
          <table:table-cell table:style-name="ce34" table:formula="of:=SUM([.D164:.G164];[.H164]*0.5;[.I164]*0.5;[.J164]*0.5)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Kislev's Gryphon Legion</text:p>
          </table:table-cell>
          <table:table-cell table:style-name="ce18" table:formula="of:=SUM([.D165:.Q165])" office:value-type="float" office:value="10">
            <text:p>10</text:p>
          </table:table-cell>
          <table:table-cell table:style-name="ce34" table:formula="of:=SUM([.D165:.G165];[.H165]*0.5;[.I165]*0.5;[.J165]*0.5)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Masqueraded Magnificence</text:p>
          </table:table-cell>
          <table:table-cell table:style-name="ce18" table:formula="of:=SUM([.D166:.Q166])" office:value-type="float" office:value="21">
            <text:p>21</text:p>
          </table:table-cell>
          <table:table-cell table:style-name="ce34" table:formula="of:=SUM([.D166:.G166];[.H166]*0.5;[.I166]*0.5;[.J166]*0.5)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Mount Thug Bonegrinders</text:p>
          </table:table-cell>
          <table:table-cell table:style-name="ce18" table:formula="of:=SUM([.D167:.Q167])" office:value-type="float" office:value="2">
            <text:p>2</text:p>
          </table:table-cell>
          <table:table-cell table:style-name="ce34" table:formula="of:=SUM([.D167:.G167];[.H167]*0.5;[.I167]*0.5;[.J167]*0.5)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number-columns-repeated="1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Nightmares Made Flesh</text:p>
          </table:table-cell>
          <table:table-cell table:style-name="ce18" table:formula="of:=SUM([.D168:.Q168])" office:value-type="float" office:value="20">
            <text:p>20</text:p>
          </table:table-cell>
          <table:table-cell table:style-name="ce34" table:formula="of:=SUM([.D168:.G168];[.H168]*0.5;[.I168]*0.5;[.J168]*0.5)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Queen Khalida's Killers</text:p>
          </table:table-cell>
          <table:table-cell table:style-name="ce18" table:formula="of:=SUM([.D169:.Q169])" office:value-type="float" office:value="15">
            <text:p>15</text:p>
          </table:table-cell>
          <table:table-cell table:style-name="ce34" table:formula="of:=SUM([.D169:.G169];[.H169]*0.5;[.I169]*0.5;[.J169]*0.5)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Seven Samples of Decay</text:p>
          </table:table-cell>
          <table:table-cell table:style-name="ce18" table:formula="of:=SUM([.D170:.Q170])" office:value-type="float" office:value="26">
            <text:p>26</text:p>
          </table:table-cell>
          <table:table-cell table:style-name="ce34" table:formula="of:=SUM([.D170:.G170];[.H170]*0.5;[.I170]*0.5;[.J170]*0.5)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number-columns-repeated="9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Silver Pinnacle Renegades</text:p>
          </table:table-cell>
          <table:table-cell table:style-name="ce18" table:formula="of:=SUM([.D171:.Q171])" office:value-type="float" office:value="29">
            <text:p>29</text:p>
          </table:table-cell>
          <table:table-cell table:style-name="ce34" table:formula="of:=SUM([.D171:.G171];[.H171]*0.5;[.I171]*0.5;[.J171]*0.5)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Warhird Huscarls</text:p>
          </table:table-cell>
          <table:table-cell table:style-name="ce18" table:formula="of:=SUM([.D172:.Q172])" office:value-type="float" office:value="44">
            <text:p>44</text:p>
          </table:table-cell>
          <table:table-cell table:style-name="ce34" table:formula="of:=SUM([.D172:.G172];[.H172]*0.5;[.I172]*0.5;[.J172]*0.5)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9" office:value-type="string">
            <text:p>Followers of the First Count</text:p>
          </table:table-cell>
          <table:table-cell table:style-name="ce18" table:formula="of:=SUM([.D173:.Q173])" office:value-type="float" office:value="3">
            <text:p>3</text:p>
          </table:table-cell>
          <table:table-cell table:style-name="ce34" table:formula="of:=SUM([.D173:.G173];[.H173]*0.5;[.I173]*0.5;[.J173]*0.5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3" office:value-type="string">
            <text:p>Nehekhara Nightwings</text:p>
          </table:table-cell>
          <table:table-cell table:style-name="ce18" table:formula="of:=SUM([.D174:.Q174])" office:value-type="float" office:value="3">
            <text:p>3</text:p>
          </table:table-cell>
          <table:table-cell table:style-name="ce34" table:formula="of:=SUM([.D174:.G174];[.H174]*0.5;[.I174]*0.5;[.J174]*0.5)" office:value-type="float" office:value="1.5">
            <text:p>1,5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3" office:value-type="string">
            <text:p>Tomb Guardians of the Tower</text:p>
          </table:table-cell>
          <table:table-cell table:style-name="ce18" table:formula="of:=SUM([.D175:.Q175])" office:value-type="float" office:value="3">
            <text:p>3</text:p>
          </table:table-cell>
          <table:table-cell table:style-name="ce34" table:formula="of:=SUM([.D175:.G175];[.H175]*0.5;[.I175]*0.5;[.J175]*0.5)" office:value-type="float" office:value="1.5">
            <text:p>1,5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Athel Loren Tree Herders</text:p>
          </table:table-cell>
          <table:table-cell table:style-name="ce18" table:formula="of:=SUM([.D176:.Q176])" office:value-type="float" office:value="3">
            <text:p>3</text:p>
          </table:table-cell>
          <table:table-cell table:style-name="ce34" table:formula="of:=SUM([.D176:.G176];[.H176]*0.5;[.I176]*0.5;[.J176]*0.5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Carcassonne Knights</text:p>
          </table:table-cell>
          <table:table-cell table:style-name="ce18" table:formula="of:=SUM([.D177:.Q177])" office:value-type="float" office:value="18">
            <text:p>18</text:p>
          </table:table-cell>
          <table:table-cell table:style-name="ce34" table:formula="of:=SUM([.D177:.G177];[.H177]*0.5;[.I177]*0.5;[.J177]*0.5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10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Dandaka Devas</text:p>
          </table:table-cell>
          <table:table-cell table:style-name="ce18" table:formula="of:=SUM([.D178:.Q178])" office:value-type="float" office:value="56">
            <text:p>56</text:p>
          </table:table-cell>
          <table:table-cell table:style-name="ce34" table:formula="of:=SUM([.D178:.G178];[.H178]*0.5;[.I178]*0.5;[.J178]*0.5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7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Doom of Athelorn</text:p>
          </table:table-cell>
          <table:table-cell table:style-name="ce18" table:formula="of:=SUM([.D179:.Q179])" office:value-type="float" office:value="16">
            <text:p>16</text:p>
          </table:table-cell>
          <table:table-cell table:style-name="ce34" table:formula="of:=SUM([.D179:.G179];[.H179]*0.5;[.I179]*0.5;[.J179]*0.5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10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Ecstasy in Decay</text:p>
          </table:table-cell>
          <table:table-cell table:style-name="ce18" table:formula="of:=SUM([.D180:.Q180])" office:value-type="float" office:value="2">
            <text:p>2</text:p>
          </table:table-cell>
          <table:table-cell table:style-name="ce34" table:formula="of:=SUM([.D180:.G180];[.H180]*0.5;[.I180]*0.5;[.J180]*0.5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Greyback Outkasts</text:p>
          </table:table-cell>
          <table:table-cell table:style-name="ce18" table:formula="of:=SUM([.D181:.Q181])" office:value-type="float" office:value="4">
            <text:p>4</text:p>
          </table:table-cell>
          <table:table-cell table:style-name="ce34" table:formula="of:=SUM([.D181:.G181];[.H181]*0.5;[.I181]*0.5;[.J181]*0.5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Har Ganeth Ironspikes</text:p>
          </table:table-cell>
          <table:table-cell table:style-name="ce18" table:formula="of:=SUM([.D182:.Q182])" office:value-type="float" office:value="7">
            <text:p>7</text:p>
          </table:table-cell>
          <table:table-cell table:style-name="ce34" table:formula="of:=SUM([.D182:.G182];[.H182]*0.5;[.I182]*0.5;[.J182]*0.5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Kastratenkantate Sylvania</text:p>
          </table:table-cell>
          <table:table-cell table:style-name="ce18" table:formula="of:=SUM([.D183:.Q183])" office:value-type="float" office:value="11">
            <text:p>11</text:p>
          </table:table-cell>
          <table:table-cell table:style-name="ce34" table:formula="of:=SUM([.D183:.G183];[.H183]*0.5;[.I183]*0.5;[.J183]*0.5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Knights of the Black Grail</text:p>
          </table:table-cell>
          <table:table-cell table:style-name="ce18" table:formula="of:=SUM([.D184:.Q184])" office:value-type="float" office:value="2">
            <text:p>2</text:p>
          </table:table-cell>
          <table:table-cell table:style-name="ce34" table:formula="of:=SUM([.D184:.G184];[.H184]*0.5;[.I184]*0.5;[.J184]*0.5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Kordoberg's Herd</text:p>
          </table:table-cell>
          <table:table-cell table:style-name="ce18" table:formula="of:=SUM([.D185:.Q185])" office:value-type="float" office:value="1">
            <text:p>1</text:p>
          </table:table-cell>
          <table:table-cell table:style-name="ce34" table:formula="of:=SUM([.D185:.G185];[.H185]*0.5;[.I185]*0.5;[.J185]*0.5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8" office:value-type="string">
            <text:p>Red Crag Redcaps</text:p>
          </table:table-cell>
          <table:table-cell table:style-name="ce18" table:formula="of:=SUM([.D186:.Q186])" office:value-type="float" office:value="23">
            <text:p>23</text:p>
          </table:table-cell>
          <table:table-cell table:style-name="ce34" table:formula="of:=SUM([.D186:.G186];[.H186]*0.5;[.I186]*0.5;[.J186]*0.5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3" office:value-type="string">
            <text:p>Red Hard Biters</text:p>
          </table:table-cell>
          <table:table-cell table:style-name="ce18" table:formula="of:=SUM([.D187:.Q187])" office:value-type="float" office:value="3">
            <text:p>3</text:p>
          </table:table-cell>
          <table:table-cell table:style-name="ce34" table:formula="of:=SUM([.D187:.G187];[.H187]*0.5;[.I187]*0.5;[.J187]*0.5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Sphinx Legion of Numas</text:p>
          </table:table-cell>
          <table:table-cell table:style-name="ce18" table:formula="of:=SUM([.D188:.Q188])" office:value-type="float" office:value="5">
            <text:p>5</text:p>
          </table:table-cell>
          <table:table-cell table:style-name="ce34" table:formula="of:=SUM([.D188:.G188];[.H188]*0.5;[.I188]*0.5;[.J188]*0.5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Teotiqua Oracles</text:p>
          </table:table-cell>
          <table:table-cell table:style-name="ce18" table:formula="of:=SUM([.D189:.Q189])" office:value-type="float" office:value="5">
            <text:p>5</text:p>
          </table:table-cell>
          <table:table-cell table:style-name="ce34" table:formula="of:=SUM([.D189:.G189];[.H189]*0.5;[.I189]*0.5;[.J189]*0.5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Deadly Sinus Attack</text:p>
          </table:table-cell>
          <table:table-cell table:style-name="ce18" table:formula="of:=SUM([.D190:.Q190])" office:value-type="float" office:value="1">
            <text:p>1</text:p>
          </table:table-cell>
          <table:table-cell table:style-name="ce34" table:formula="of:=SUM([.D190:.G190];[.H190]*0.5;[.I190]*0.5;[.J190]*0.5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0" office:value-type="string">
            <text:p>Khalibân Shivters</text:p>
          </table:table-cell>
          <table:table-cell table:style-name="ce33" table:formula="of:=SUM([.D191:.Q191])" office:value-type="float" office:value="1">
            <text:p>1</text:p>
          </table:table-cell>
          <table:table-cell table:style-name="ce34" table:formula="of:=SUM([.D191:.G191];[.H191]*0.5;[.I191]*0.5;[.J191]*0.5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Red Mountain Flamecallers</text:p>
          </table:table-cell>
          <table:table-cell table:style-name="ce18" table:formula="of:=SUM([.D192:.Q192])" office:value-type="float" office:value="1">
            <text:p>1</text:p>
          </table:table-cell>
          <table:table-cell table:style-name="ce34" table:formula="of:=SUM([.D192:.G192];[.H192]*0.5;[.I192]*0.5;[.J192]*0.5)" office:value-type="float" office:value="0.5">
            <text:p>0,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16" table:number-columns-repeated="1007"/>
        </table:table-row>
        <table:table-row table:style-name="ro1">
          <table:table-cell table:style-name="ce31" office:value-type="string">
            <text:p>Aboreal Majickz</text:p>
          </table:table-cell>
          <table:table-cell table:style-name="ce18" table:formula="of:=SUM([.D193:.Q193])" office:value-type="float" office:value="1">
            <text:p>1</text:p>
          </table:table-cell>
          <table:table-cell table:style-name="ce34" table:formula="of:=SUM([.D193:.G193];[.H193]*0.5;[.I193]*0.5;[.J193]*0.5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6" table:number-columns-repeated="1007"/>
        </table:table-row>
        <table:table-row table:style-name="ro1">
          <table:table-cell table:style-name="ce20" office:value-type="string">
            <text:p>Andromeda Voidstriders</text:p>
          </table:table-cell>
          <table:table-cell table:style-name="ce18" table:formula="of:=SUM([.D194:.Q194])" office:value-type="float" office:value="0">
            <text:p>0</text:p>
          </table:table-cell>
          <table:table-cell table:style-name="ce34" table:formula="of:=SUM([.D194:.G194];[.H194]*0.5;[.I194]*0.5;[.J194]*0.5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12" office:value-type="float" office:value="0">
            <text:p>0</text:p>
          </table:table-cell>
          <table:table-cell table:style-name="ce16" table:number-columns-repeated="1007"/>
        </table:table-row>
        <table:table-row table:style-name="ro1">
          <table:table-cell table:style-name="ce18" office:value-type="string">
            <text:p>Blackmud Tridents</text:p>
          </table:table-cell>
          <table:table-cell table:style-name="ce18" table:formula="of:=SUM([.D195:.Q195])" office:value-type="float" office:value="4">
            <text:p>4</text:p>
          </table:table-cell>
          <table:table-cell table:style-name="ce34" table:formula="of:=SUM([.D195:.G195];[.H195]*0.5;[.I195]*0.5;[.J195]*0.5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6" table:number-columns-repeated="1007"/>
        </table:table-row>
        <table:table-row table:style-name="ro1">
          <table:table-cell table:style-name="ce18" office:value-type="string">
            <text:p>Bringers of Knowledge</text:p>
          </table:table-cell>
          <table:table-cell table:style-name="ce18" table:formula="of:=SUM([.D196:.Q196])" office:value-type="float" office:value="13">
            <text:p>13</text:p>
          </table:table-cell>
          <table:table-cell table:style-name="ce34" table:formula="of:=SUM([.D196:.G196];[.H196]*0.5;[.I196]*0.5;[.J196]*0.5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Coeth-Mara Warhawks</text:p>
          </table:table-cell>
          <table:table-cell table:style-name="ce18" table:formula="of:=SUM([.D197:.Q197])" office:value-type="float" office:value="4">
            <text:p>4</text:p>
          </table:table-cell>
          <table:table-cell table:style-name="ce34" table:formula="of:=SUM([.D197:.G197];[.H197]*0.5;[.I197]*0.5;[.J197]*0.5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9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Cythral Old Oaks</text:p>
          </table:table-cell>
          <table:table-cell table:style-name="ce18" table:formula="of:=SUM([.D198:.Q198])" office:value-type="float" office:value="5">
            <text:p>5</text:p>
          </table:table-cell>
          <table:table-cell table:style-name="ce34" table:formula="of:=SUM([.D198:.G198];[.H198]*0.5;[.I198]*0.5;[.J198]*0.5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3" office:value-type="string">
            <text:p>Daemonic Princes</text:p>
          </table:table-cell>
          <table:table-cell table:style-name="ce18" table:formula="of:=SUM([.D199:.Q199])" office:value-type="float" office:value="1">
            <text:p>1</text:p>
          </table:table-cell>
          <table:table-cell table:style-name="ce34" table:formula="of:=SUM([.D199:.G199];[.H199]*0.5;[.I199]*0.5;[.J199]*0.5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Deep Sea Bottom Feeders</text:p>
          </table:table-cell>
          <table:table-cell table:style-name="ce18" table:formula="of:=SUM([.D200:.Q200])" office:value-type="float" office:value="3">
            <text:p>3</text:p>
          </table:table-cell>
          <table:table-cell table:style-name="ce34" table:formula="of:=SUM([.D200:.G200];[.H200]*0.5;[.I200]*0.5;[.J200]*0.5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Emerald Forest Watchmen</text:p>
          </table:table-cell>
          <table:table-cell table:style-name="ce18" table:formula="of:=SUM([.D201:.Q201])" office:value-type="float" office:value="4">
            <text:p>4</text:p>
          </table:table-cell>
          <table:table-cell table:style-name="ce34" table:formula="of:=SUM([.D201:.G201];[.H201]*0.5;[.I201]*0.5;[.J201]*0.5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Extinction Event</text:p>
          </table:table-cell>
          <table:table-cell table:style-name="ce18" table:formula="of:=SUM([.D202:.Q202])" office:value-type="float" office:value="6">
            <text:p>6</text:p>
          </table:table-cell>
          <table:table-cell table:style-name="ce34" table:formula="of:=SUM([.D202:.G202];[.H202]*0.5;[.I202]*0.5;[.J202]*0.5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Gnarly Surf Mob</text:p>
          </table:table-cell>
          <table:table-cell table:style-name="ce18" table:formula="of:=SUM([.D203:.Q203])" office:value-type="float" office:value="9">
            <text:p>9</text:p>
          </table:table-cell>
          <table:table-cell table:style-name="ce34" table:formula="of:=SUM([.D203:.G203];[.H203]*0.5;[.I203]*0.5;[.J203]*0.5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9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Guardians of the Lurking God</text:p>
          </table:table-cell>
          <table:table-cell table:style-name="ce18" table:formula="of:=SUM([.D204:.Q204])" office:value-type="float" office:value="13">
            <text:p>13</text:p>
          </table:table-cell>
          <table:table-cell table:style-name="ce34" table:formula="of:=SUM([.D204:.G204];[.H204]*0.5;[.I204]*0.5;[.J204]*0.5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Hunters of Kurnous</text:p>
          </table:table-cell>
          <table:table-cell table:style-name="ce18" table:formula="of:=SUM([.D205:.Q205])" office:value-type="float" office:value="4">
            <text:p>4</text:p>
          </table:table-cell>
          <table:table-cell table:style-name="ce34" table:formula="of:=SUM([.D205:.G205];[.H205]*0.5;[.I205]*0.5;[.J205]*0.5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Lamentations of Mahrak</text:p>
          </table:table-cell>
          <table:table-cell table:style-name="ce18" table:formula="of:=SUM([.D206:.Q206])" office:value-type="float" office:value="10">
            <text:p>10</text:p>
          </table:table-cell>
          <table:table-cell table:style-name="ce34" table:formula="of:=SUM([.D206:.G206];[.H206]*0.5;[.I206]*0.5;[.J206]*0.5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Madcap Redskins</text:p>
          </table:table-cell>
          <table:table-cell table:style-name="ce18" table:formula="of:=SUM([.D207:.Q207])" office:value-type="float" office:value="1">
            <text:p>1</text:p>
          </table:table-cell>
          <table:table-cell table:style-name="ce34" table:formula="of:=SUM([.D207:.G207];[.H207]*0.5;[.I207]*0.5;[.J207]*0.5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Mahrak Warriors</text:p>
          </table:table-cell>
          <table:table-cell table:style-name="ce18" table:formula="of:=SUM([.D208:.Q208])" office:value-type="float" office:value="4">
            <text:p>4</text:p>
          </table:table-cell>
          <table:table-cell table:style-name="ce34" table:formula="of:=SUM([.D208:.G208];[.H208]*0.5;[.I208]*0.5;[.J208]*0.5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9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Pleasure Killers</text:p>
          </table:table-cell>
          <table:table-cell table:style-name="ce18" table:formula="of:=SUM([.D209:.Q209])" office:value-type="float" office:value="0">
            <text:p>0</text:p>
          </table:table-cell>
          <table:table-cell table:style-name="ce34" table:formula="of:=SUM([.D209:.G209];[.H209]*0.5;[.I209]*0.5;[.J209]*0.5)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Schattenwald Drinking Horns</text:p>
          </table:table-cell>
          <table:table-cell table:style-name="ce18" table:formula="of:=SUM([.D210:.Q210])" office:value-type="float" office:value="20">
            <text:p>20</text:p>
          </table:table-cell>
          <table:table-cell table:style-name="ce34" table:formula="of:=SUM([.D210:.G210];[.H210]*0.5;[.I210]*0.5;[.J210]*0.5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Slaves of the Serpent Queen</text:p>
          </table:table-cell>
          <table:table-cell table:style-name="ce18" table:formula="of:=SUM([.D211:.Q211])" office:value-type="float" office:value="21">
            <text:p>21</text:p>
          </table:table-cell>
          <table:table-cell table:style-name="ce34" table:formula="of:=SUM([.D211:.G211];[.H211]*0.5;[.I211]*0.5;[.J211]*0.5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Slumbering Dragons</text:p>
          </table:table-cell>
          <table:table-cell table:style-name="ce18" table:formula="of:=SUM([.D212:.Q212])" office:value-type="float" office:value="6">
            <text:p>6</text:p>
          </table:table-cell>
          <table:table-cell table:style-name="ce34" table:formula="of:=SUM([.D212:.G212];[.H212]*0.5;[.I212]*0.5;[.J212]*0.5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Snagruk Kurgans</text:p>
          </table:table-cell>
          <table:table-cell table:style-name="ce18" table:formula="of:=SUM([.D213:.Q213])" office:value-type="float" office:value="0">
            <text:p>0</text:p>
          </table:table-cell>
          <table:table-cell table:style-name="ce34" table:formula="of:=SUM([.D213:.G213];[.H213]*0.5;[.I213]*0.5;[.J213]*0.5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12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Spartak Bolgasgrad</text:p>
          </table:table-cell>
          <table:table-cell table:style-name="ce18" table:formula="of:=SUM([.D214:.Q214])" office:value-type="float" office:value="30">
            <text:p>30</text:p>
          </table:table-cell>
          <table:table-cell table:style-name="ce34" table:formula="of:=SUM([.D214:.G214];[.H214]*0.5;[.I214]*0.5;[.J214]*0.5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9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Ravensloft Ravers</text:p>
          </table:table-cell>
          <table:table-cell table:style-name="ce18" table:formula="of:=SUM([.D215:.Q215])" office:value-type="float" office:value="-4">
            <text:p>-4</text:p>
          </table:table-cell>
          <table:table-cell table:style-name="ce34" table:formula="of:=SUM([.D215:.G215];[.H215]*0.5;[.I215]*0.5;[.J215]*0.5)" office:value-type="float" office:value="-2">
            <text:p>-2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7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Mootland Defenders</text:p>
          </table:table-cell>
          <table:table-cell table:style-name="ce18" table:formula="of:=SUM([.D216:.Q216])" office:value-type="float" office:value="-1">
            <text:p>-1</text:p>
          </table:table-cell>
          <table:table-cell table:style-name="ce34" table:formula="of:=SUM([.D216:.G216];[.H216]*0.5;[.I216]*0.5;[.J216]*0.5)" office:value-type="float" office:value="-3.5">
            <text:p>-3,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2" table:number-columns-repeated="17"/>
          <table:table-cell table:number-columns-repeated="1007"/>
        </table:table-row>
        <table:table-row table:style-name="ro1" table:number-rows-repeated="10483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BBL" table:style-name="ta1" table:print="false">
        <office:forms form:automatic-focus="false" form:apply-design-mode="false"/>
        <table:table-column table:style-name="co13" table:default-cell-style-name="ce47"/>
        <table:table-column table:style-name="co14" table:default-cell-style-name="Default"/>
        <table:table-column table:style-name="co15" table:default-cell-style-name="Default"/>
        <table:table-column table:style-name="co22" table:number-columns-repeated="6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row table:style-name="ro3">
          <table:table-cell table:style-name="ce44" office:value-type="string">
            <text:p>TEAMS</text:p>
          </table:table-cell>
          <table:table-cell table:style-name="ce44" office:value-type="string">
            <text:p>CURRENT PRESTIGE</text:p>
          </table:table-cell>
          <table:table-cell table:style-name="ce44" office:value-type="string">
            <text:p>PLAYER ACHIEVEMENTS</text:p>
          </table:table-cell>
          <table:table-cell table:style-name="ce44" office:value-type="string">
            <text:p>YEAR FOUR AUTUMN</text:p>
          </table:table-cell>
          <table:table-cell table:style-name="ce44" office:value-type="string">
            <text:p>YEAR FOUR SUMMER</text:p>
          </table:table-cell>
          <table:table-cell table:style-name="ce44" office:value-type="string">
            <text:p>YEAR FOUR SPRING</text:p>
          </table:table-cell>
          <table:table-cell table:style-name="ce44" office:value-type="string">
            <text:p>YEAR THREE AUTUMN</text:p>
          </table:table-cell>
          <table:table-cell table:style-name="ce44" office:value-type="string">
            <text:p>YEAR THREE SUMMER</text:p>
          </table:table-cell>
          <table:table-cell table:style-name="ce44" office:value-type="string">
            <text:p>YEAR THREE SPRING</text:p>
          </table:table-cell>
          <table:table-cell table:style-name="ce44" office:value-type="string">
            <text:p>YEAR TWO AUTUMN</text:p>
          </table:table-cell>
          <table:table-cell table:style-name="ce44" office:value-type="string">
            <text:p>YEAR TWO SUMMER</text:p>
          </table:table-cell>
          <table:table-cell table:style-name="ce44" office:value-type="string">
            <text:p>YEAR TWO SPRING</text:p>
          </table:table-cell>
        </table:table-row>
        <table:table-row table:style-name="ro3">
          <table:table-cell table:style-name="Default" office:value-type="string">
            <text:p>Horned Eagles</text:p>
          </table:table-cell>
          <table:table-cell table:formula="of:=SUM([.C2:.F2];[.G2]*0.5;[.H2]*0.5;[.I2]*0.5)" office:value-type="float" office:value="122.5">
            <text:p>122,5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style-name="Default" office:value-type="string">
            <text:p>Volcano Surfers</text:p>
          </table:table-cell>
          <table:table-cell table:formula="of:=SUM([.C3:.F3];[.G3]*0.5;[.H3]*0.5;[.I3]*0.5)" office:value-type="float" office:value="79.5">
            <text:p>79,5</text:p>
          </table:table-cell>
          <table:table-cell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45" office:value-type="string">
            <text:p>Cursed Marshes Bog Fiends</text:p>
          </table:table-cell>
          <table:table-cell table:formula="of:=SUM([.C4:.F4];[.G4]*0.5;[.H4]*0.5;[.I4]*0.5)" office:value-type="float" office:value="77.5">
            <text:p>77,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45" office:value-type="string">
            <text:p>Creeping Ood Horde</text:p>
          </table:table-cell>
          <table:table-cell table:formula="of:=SUM([.C5:.F5];[.G5]*0.5;[.H5]*0.5;[.I5]*0.5)" office:value-type="float" office:value="74.5">
            <text:p>74,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2"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4">
          <table:table-cell table:style-name="Default" office:value-type="string">
            <text:p>Volkn Firetails</text:p>
          </table:table-cell>
          <table:table-cell table:formula="of:=SUM([.C6:.F6];[.G6]*0.5;[.H6]*0.5;[.I6]*0.5)" office:value-type="float" office:value="64.5">
            <text:p>64,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</table:table-row>
        <table:table-row table:style-name="ro2">
          <table:table-cell table:style-name="ce45" office:value-type="string">
            <text:p>Crepusculum Flores</text:p>
          </table:table-cell>
          <table:table-cell table:formula="of:=SUM([.C7:.F7];[.G7]*0.5;[.H7]*0.5;[.I7]*0.5)"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4">
          <table:table-cell table:style-name="ce46" office:value-type="string">
            <text:p>Sylvaneth Slaughterers</text:p>
          </table:table-cell>
          <table:table-cell table:formula="of:=SUM([.C8:.F8];[.G8]*0.5;[.H8]*0.5;[.I8]*0.5)"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3">
          <table:table-cell table:style-name="Default" office:value-type="string">
            <text:p>Humble Practitioners</text:p>
          </table:table-cell>
          <table:table-cell table:formula="of:=SUM([.C9:.F9];[.G9]*0.5;[.H9]*0.5;[.I9]*0.5)"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Default" office:value-type="string">
            <text:p>Sashimi Samurai</text:p>
          </table:table-cell>
          <table:table-cell table:formula="of:=SUM([.C10:.F10];[.G10]*0.5;[.H10]*0.5;[.I10]*0.5)" office:value-type="float" office:value="53.5">
            <text:p>53,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Asgard Champions</text:p>
          </table:table-cell>
          <table:table-cell table:formula="of:=SUM([.C11:.F11];[.G11]*0.5;[.H11]*0.5;[.I11]*0.5)" office:value-type="float" office:value="52.5">
            <text:p>52,5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style-name="Default" office:value-type="string">
            <text:p>Go-Go Gadget Gnomes</text:p>
          </table:table-cell>
          <table:table-cell table:formula="of:=SUM([.C12:.F12];[.G12]*0.5;[.H12]*0.5;[.I12]*0.5)"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45" office:value-type="string">
            <text:p>Wardens of Eternal Midnight</text:p>
          </table:table-cell>
          <table:table-cell table:formula="of:=SUM([.C13:.F13];[.G13]*0.5;[.H13]*0.5;[.I13]*0.5)" office:value-type="float" office:value="48.5">
            <text:p>48,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ce5" office:value-type="string">
            <text:p>Ruinous Thunderfangs</text:p>
          </table:table-cell>
          <table:table-cell table:formula="of:=SUM([.C14:.F14];[.G14]*0.5;[.H14]*0.5;[.I14]*0.5)"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style-name="ce45" office:value-type="string">
            <text:p>Sisters of the Bawdy Order</text:p>
          </table:table-cell>
          <table:table-cell table:formula="of:=SUM([.C15:.F15];[.G15]*0.5;[.H15]*0.5;[.I15]*0.5)" office:value-type="float" office:value="47.5">
            <text:p>47,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table:style-name="ce46" office:value-type="string">
            <text:p>Wasteland Chain Gang</text:p>
          </table:table-cell>
          <table:table-cell table:formula="of:=SUM([.C16:.F16];[.G16]*0.5;[.H16]*0.5;[.I16]*0.5)" office:value-type="float" office:value="46.5">
            <text:p>46,5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45" office:value-type="string">
            <text:p>Deep Desire</text:p>
          </table:table-cell>
          <table:table-cell table:formula="of:=SUM([.C17:.F17];[.G17]*0.5;[.H17]*0.5;[.I17]*0.5)"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table:style-name="ce45" office:value-type="string">
            <text:p>Marqash Vandals</text:p>
          </table:table-cell>
          <table:table-cell table:formula="of:=SUM([.C18:.F18];[.G18]*0.5;[.H18]*0.5;[.I18]*0.5)" office:value-type="float" office:value="44">
            <text:p>44</text:p>
          </table:table-cell>
          <table:table-cell office:value-type="float" office:value="8.5">
            <text:p>8,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ce45" office:value-type="string">
            <text:p>Rotbone Peak Iron Beaks</text:p>
          </table:table-cell>
          <table:table-cell table:formula="of:=SUM([.C19:.F19];[.G19]*0.5;[.H19]*0.5;[.I19]*0.5)"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Default" office:value-type="string">
            <text:p>Karak Eight Squeeks</text:p>
          </table:table-cell>
          <table:table-cell table:formula="of:=SUM([.C20:.F20];[.G20]*0.5;[.H20]*0.5;[.I20]*0.5)" office:value-type="float" office:value="44">
            <text:p>44</text:p>
          </table:table-cell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4">
          <table:table-cell table:style-name="Default" office:value-type="string">
            <text:p>Barak Varr Ironbreakers</text:p>
          </table:table-cell>
          <table:table-cell table:formula="of:=SUM([.C21:.F21];[.G21]*0.5;[.H21]*0.5;[.I21]*0.5)"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3">
          <table:table-cell table:style-name="Default" office:value-type="string">
            <text:p>Monochromatic Midnight</text:p>
          </table:table-cell>
          <table:table-cell table:formula="of:=SUM([.C22:.F22];[.G22]*0.5;[.H22]*0.5;[.I22]*0.5)"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45" office:value-type="string">
            <text:p>Drakwald Stumbling Herd</text:p>
          </table:table-cell>
          <table:table-cell table:formula="of:=SUM([.C23:.F23];[.G23]*0.5;[.H23]*0.5;[.I23]*0.5)"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table:style-name="Default" office:value-type="string">
            <text:p>Inquest of the Radiant Spire</text:p>
          </table:table-cell>
          <table:table-cell table:formula="of:=SUM([.C24:.F24];[.G24]*0.5;[.H24]*0.5;[.I24]*0.5)"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0" office:value-type="string">
            <text:p>Bordeleaux Golden Bastillion</text:p>
          </table:table-cell>
          <table:table-cell table:formula="of:=SUM([.C25:.F25];[.G25]*0.5;[.H25]*0.5;[.I25]*0.5)"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style-name="ce20" office:value-type="string">
            <text:p>Monastery of the Burning Fist</text:p>
          </table:table-cell>
          <table:table-cell table:formula="of:=SUM([.C26:.F26];[.G26]*0.5;[.H26]*0.5;[.I26]*0.5)" office:value-type="float" office:value="40.5">
            <text:p>40,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45" office:value-type="string">
            <text:p>Black Water Argonauts</text:p>
          </table:table-cell>
          <table:table-cell table:formula="of:=SUM([.C27:.F27];[.G27]*0.5;[.H27]*0.5;[.I27]*0.5)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45" office:value-type="string">
            <text:p>Lieske Changelings</text:p>
          </table:table-cell>
          <table:table-cell table:formula="of:=SUM([.C28:.F28];[.G28]*0.5;[.H28]*0.5;[.I28]*0.5)" office:value-type="float" office:value="38">
            <text:p>38</text:p>
          </table:table-cell>
          <table:table-cell office:value-type="float" office:value="5">
            <text:p>5</text:p>
          </table:table-cell>
          <table:table-cell table:number-columns-repeated="2"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ce20" office:value-type="string">
            <text:p>Wanhope Warriors</text:p>
          </table:table-cell>
          <table:table-cell table:formula="of:=SUM([.C29:.F29];[.G29]*0.5;[.H29]*0.5;[.I29]*0.5)"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4">
          <table:table-cell table:style-name="Default" office:value-type="string">
            <text:p>Crookback Pit Evil Moons</text:p>
          </table:table-cell>
          <table:table-cell table:formula="of:=SUM([.C30:.F30];[.G30]*0.5;[.H30]*0.5;[.I30]*0.5)"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4">
          <table:table-cell table:style-name="Default" office:value-type="string">
            <text:p>U.V.A.S. Boggarts</text:p>
          </table:table-cell>
          <table:table-cell table:formula="of:=SUM([.C31:.F31];[.G31]*0.5;[.H31]*0.5;[.I31]*0.5)" office:value-type="float" office:value="36.5">
            <text:p>36,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5" office:value-type="string">
            <text:p>Bilbali Blackhearts</text:p>
          </table:table-cell>
          <table:table-cell table:formula="of:=SUM([.C32:.F32];[.G32]*0.5;[.H32]*0.5;[.I32]*0.5)"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Hall of Broken Dreams</text:p>
          </table:table-cell>
          <table:table-cell table:formula="of:=SUM([.C33:.F33];[.G33]*0.5;[.H33]*0.5;[.I33]*0.5)"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style-name="ce20" office:value-type="string">
            <text:p>Labyrinth of Paradoxes</text:p>
          </table:table-cell>
          <table:table-cell table:formula="of:=SUM([.C34:.F34];[.G34]*0.5;[.H34]*0.5;[.I34]*0.5)" office:value-type="float" office:value="32.5">
            <text:p>32,5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45" office:value-type="string">
            <text:p>Maladies Embrace</text:p>
          </table:table-cell>
          <table:table-cell table:formula="of:=SUM([.C35:.F35];[.G35]*0.5;[.H35]*0.5;[.I35]*0.5)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table:style-name="ce5" office:value-type="string">
            <text:p>Illios Praetorians</text:p>
          </table:table-cell>
          <table:table-cell table:formula="of:=SUM([.C36:.F36];[.G36]*0.5;[.H36]*0.5;[.I36]*0.5)"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style-name="ce45" office:value-type="string">
            <text:p>Hell's Harvest</text:p>
          </table:table-cell>
          <table:table-cell table:formula="of:=SUM([.C37:.F37];[.G37]*0.5;[.H37]*0.5;[.I37]*0.5)"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table:style-name="ce46" office:value-type="string">
            <text:p>Black Fortress Black Death</text:p>
          </table:table-cell>
          <table:table-cell table:formula="of:=SUM([.C38:.F38];[.G38]*0.5;[.H38]*0.5;[.I38]*0.5)" office:value-type="float" office:value="26.5">
            <text:p>26,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20" office:value-type="string">
            <text:p>Karak Krushers</text:p>
          </table:table-cell>
          <table:table-cell table:formula="of:=SUM([.C39:.F39];[.G39]*0.5;[.H39]*0.5;[.I39]*0.5)"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45" office:value-type="string">
            <text:p>Cripple Peak Warpgrinders</text:p>
          </table:table-cell>
          <table:table-cell table:formula="of:=SUM([.C40:.F40];[.G40]*0.5;[.H40]*0.5;[.I40]*0.5)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3">
          <table:table-cell table:style-name="Default" office:value-type="string">
            <text:p>Esmeralda's Apron</text:p>
          </table:table-cell>
          <table:table-cell table:formula="of:=SUM([.C41:.F41];[.G41]*0.5;[.H41]*0.5;[.I41]*0.5)" office:value-type="float" office:value="24.5">
            <text:p>24,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45" office:value-type="string">
            <text:p>Tobaro Tempest</text:p>
          </table:table-cell>
          <table:table-cell table:formula="of:=SUM([.C42:.F42];[.G42]*0.5;[.H42]*0.5;[.I42]*0.5)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style-name="ce37" office:value-type="string">
            <text:p>Followers of the Red Lightning</text:p>
          </table:table-cell>
          <table:table-cell table:formula="of:=SUM([.C43:.F43];[.G43]*0.5;[.H43]*0.5;[.I43]*0.5)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table:style-name="ce20" office:value-type="string">
            <text:p>Globadiers of Skavenblight</text:p>
          </table:table-cell>
          <table:table-cell table:formula="of:=SUM([.C44:.F44];[.G44]*0.5;[.H44]*0.5;[.I44]*0.5)" office:value-type="float" office:value="22.5">
            <text:p>22,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20" office:value-type="string">
            <text:p>Shrine of Nuffle</text:p>
          </table:table-cell>
          <table:table-cell table:formula="of:=SUM([.C45:.F45];[.G45]*0.5;[.H45]*0.5;[.I45]*0.5)"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4">
          <table:table-cell office:value-type="string">
            <text:p>Zutzendorf Stallions</text:p>
          </table:table-cell>
          <table:table-cell table:formula="of:=SUM([.C46:.F46];[.G46]*0.5;[.H46]*0.5;[.I46]*0.5)" office:value-type="float" office:value="20.5">
            <text:p>20,5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5" office:value-type="string">
            <text:p>We Be Big!</text:p>
          </table:table-cell>
          <table:table-cell table:formula="of:=SUM([.C47:.F47];[.G47]*0.5;[.H47]*0.5;[.I47]*0.5)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3">
          <table:table-cell office:value-type="string">
            <text:p>Happy Rat Times</text:p>
          </table:table-cell>
          <table:table-cell table:formula="of:=SUM([.C48:.F48];[.G48]*0.5;[.H48]*0.5;[.I48]*0.5)" office:value-type="float" office:value="19">
            <text:p>19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style-name="ce10" office:value-type="string">
            <text:p>Spitepak Mycologists</text:p>
          </table:table-cell>
          <table:table-cell table:formula="of:=SUM([.C49:.F49];[.G49]*0.5;[.H49]*0.5;[.I49]*0.5)"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20" office:value-type="string">
            <text:p>88th Brass Legion of Dis</text:p>
          </table:table-cell>
          <table:table-cell table:formula="of:=SUM([.C50:.F50];[.G50]*0.5;[.H50]*0.5;[.I50]*0.5)" office:value-type="float" office:value="17.5">
            <text:p>17,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20" office:value-type="string">
            <text:p>Salzenmund Eagles</text:p>
          </table:table-cell>
          <table:table-cell table:formula="of:=SUM([.C51:.F51];[.G51]*0.5;[.H51]*0.5;[.I51]*0.5)" office:value-type="float" office:value="17.5">
            <text:p>17,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ce45" office:value-type="string">
            <text:p>Mordheim Flagellating Knights</text:p>
          </table:table-cell>
          <table:table-cell table:formula="of:=SUM([.C52:.F52];[.G52]*0.5;[.H52]*0.5;[.I52]*0.5)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table:style-name="ce10" office:value-type="string">
            <text:p>Burkesburg Footpad Club</text:p>
          </table:table-cell>
          <table:table-cell table:formula="of:=SUM([.C53:.F53];[.G53]*0.5;[.H53]*0.5;[.I53]*0.5)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style-name="ce20" office:value-type="string">
            <text:p>Abhorrence Incarnate</text:p>
          </table:table-cell>
          <table:table-cell table:formula="of:=SUM([.C54:.F54];[.G54]*0.5;[.H54]*0.5;[.I54]*0.5)" office:value-type="float" office:value="16.5">
            <text:p>16,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5">
          <table:table-cell table:style-name="ce48" office:value-type="string">
            <text:p>Secrets of the Deep Woods</text:p>
          </table:table-cell>
          <table:table-cell table:formula="of:=SUM([.C55:.F55];[.G55]*0.5;[.H55]*0.5;[.I55]*0.5)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style-name="ce20" office:value-type="string">
            <text:p>Perverse Perfection</text:p>
          </table:table-cell>
          <table:table-cell table:formula="of:=SUM([.C56:.F56];[.G56]*0.5;[.H56]*0.5;[.I56]*0.5)" office:value-type="float" office:value="13.5">
            <text:p>13,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Shadow Tactics</text:p>
          </table:table-cell>
          <table:table-cell table:formula="of:=SUM([.C57:.F57];[.G57]*0.5;[.H57]*0.5;[.I57]*0.5)" office:value-type="float" office:value="13.5">
            <text:p>13,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Clan MacCraddle</text:p>
          </table:table-cell>
          <table:table-cell table:formula="of:=SUM([.C58:.F58];[.G58]*0.5;[.H58]*0.5;[.I58]*0.5)"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45" office:value-type="string">
            <text:p>Plague of the Horned Rat</text:p>
          </table:table-cell>
          <table:table-cell table:formula="of:=SUM([.C59:.F59];[.G59]*0.5;[.H59]*0.5;[.I59]*0.5)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table:style-name="ce20" office:value-type="string">
            <text:p>Gambling Gobboz</text:p>
          </table:table-cell>
          <table:table-cell table:formula="of:=SUM([.C60:.F60];[.G60]*0.5;[.H60]*0.5;[.I60]*0.5)"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4">
          <table:table-cell office:value-type="string">
            <text:p>Cavernous Crystalbreakers</text:p>
          </table:table-cell>
          <table:table-cell table:formula="of:=SUM([.C61:.F61];[.G61]*0.5;[.H61]*0.5;[.I61]*0.5)" office:value-type="float" office:value="10.5">
            <text:p>10,5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45" office:value-type="string">
            <text:p>Fiery Pewter Hammers</text:p>
          </table:table-cell>
          <table:table-cell table:formula="of:=SUM([.C62:.F62];[.G62]*0.5;[.H62]*0.5;[.I62]*0.5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style-name="ce45" office:value-type="string">
            <text:p>Ravens of Change</text:p>
          </table:table-cell>
          <table:table-cell table:formula="of:=SUM([.C63:.F63];[.G63]*0.5;[.H63]*0.5;[.I63]*0.5)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</table:table-row>
        <table:table-row table:style-name="ro4">
          <table:table-cell office:value-type="string">
            <text:p>Drakwold Devils</text:p>
          </table:table-cell>
          <table:table-cell table:formula="of:=SUM([.C64:.F64];[.G64]*0.5;[.H64]*0.5;[.I64]*0.5)" office:value-type="float" office:value="7.5">
            <text:p>7,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ce48" office:value-type="string">
            <text:p>Azgorh All Blacks</text:p>
          </table:table-cell>
          <table:table-cell table:formula="of:=SUM([.C65:.F65];[.G65]*0.5;[.H65]*0.5;[.I65]*0.5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4">
          <table:table-cell office:value-type="string">
            <text:p>Eyes of Avelorn</text:p>
          </table:table-cell>
          <table:table-cell table:formula="of:=SUM([.C66:.F66];[.G66]*0.5;[.H66]*0.5;[.I66]*0.5)" office:value-type="float" office:value="6.5">
            <text:p>6,5</text:p>
          </table:table-cell>
          <table:table-cell table:style-name="ce50" office:value-type="float" office:value="3">
            <text:p>3</text:p>
          </table:table-cell>
          <table:table-cell table:number-columns-repeated="5" table:style-name="ce50" office:value-type="float" office:value="0">
            <text:p>0</text:p>
          </table:table-cell>
          <table:table-cell table:style-name="ce50"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Velvet Whispers</text:p>
          </table:table-cell>
          <table:table-cell table:formula="of:=SUM([.C67:.F67];[.G67]*0.5;[.H67]*0.5;[.I67]*0.5)" office:value-type="float" office:value="6.5">
            <text:p>6,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20" office:value-type="string">
            <text:p>Karak Exiles</text:p>
          </table:table-cell>
          <table:table-cell table:formula="of:=SUM([.C68:.F68];[.G68]*0.5;[.H68]*0.5;[.I68]*0.5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table:style-name="ce37" office:value-type="string">
            <text:p>Greenskin Stompa Boyz</text:p>
          </table:table-cell>
          <table:table-cell table:formula="of:=SUM([.C69:.F69];[.G69]*0.5;[.H69]*0.5;[.I69]*0.5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table:style-name="ce20" office:value-type="string">
            <text:p>Ursunite Fellowship</text:p>
          </table:table-cell>
          <table:table-cell table:formula="of:=SUM([.C70:.F70];[.G70]*0.5;[.H70]*0.5;[.I70]*0.5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4">
          <table:table-cell office:value-type="string">
            <text:p>Karak Kadrin Honey Badgers</text:p>
          </table:table-cell>
          <table:table-cell table:formula="of:=SUM([.C71:.F71];[.G71]*0.5;[.H71]*0.5;[.I71]*0.5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Mors Red Guard</text:p>
          </table:table-cell>
          <table:table-cell table:formula="of:=SUM([.C72:.F72];[.G72]*0.5;[.H72]*0.5;[.I72]*0.5)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45" office:value-type="string">
            <text:p>Gnawtooth's Gut Gnashers</text:p>
          </table:table-cell>
          <table:table-cell table:formula="of:=SUM([.C73:.F73];[.G73]*0.5;[.H73]*0.5;[.I73]*0.5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table:style-name="ce20" office:value-type="string">
            <text:p>Bill Bali Ballers</text:p>
          </table:table-cell>
          <table:table-cell table:formula="of:=SUM([.C74:.F74];[.G74]*0.5;[.H74]*0.5;[.I74]*0.5)"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Pox Mutationz</text:p>
          </table:table-cell>
          <table:table-cell table:formula="of:=SUM([.C75:.F75];[.G75]*0.5;[.H75]*0.5;[.I75]*0.5)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Carrion Claw Asylum</text:p>
          </table:table-cell>
          <table:table-cell table:formula="of:=SUM([.C76:.F76];[.G76]*0.5;[.H76]*0.5;[.I76]*0.5)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4">
          <table:table-cell office:value-type="string">
            <text:p>Ash Ridge Earthshakers</text:p>
          </table:table-cell>
          <table:table-cell table:formula="of:=SUM([.C77:.F77];[.G77]*0.5;[.H77]*0.5;[.I77]*0.5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0" office:value-type="string">
            <text:p>Mordheim Reign</text:p>
          </table:table-cell>
          <table:table-cell table:formula="of:=SUM([.C78:.F78];[.G78]*0.5;[.H78]*0.5;[.I78]*0.5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Nordberg Boozehounds</text:p>
          </table:table-cell>
          <table:table-cell table:formula="of:=SUM([.C79:.F79];[.G79]*0.5;[.H79]*0.5;[.I79]*0.5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20" office:value-type="string">
            <text:p>Pillage the Village</text:p>
          </table:table-cell>
          <table:table-cell table:formula="of:=SUM([.C80:.F80];[.G80]*0.5;[.H80]*0.5;[.I80]*0.5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49" office:value-type="string">
            <text:p>Zhufbar Grease Monkeys</text:p>
          </table:table-cell>
          <table:table-cell table:formula="of:=SUM([.C81:.F81];[.G81]*0.5;[.H81]*0.5;[.I81]*0.5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0" office:value-type="string">
            <text:p>Zhufbar Rocket Zonkeys</text:p>
          </table:table-cell>
          <table:table-cell table:formula="of:=SUM([.C82:.F82];[.G82]*0.5;[.H82]*0.5;[.I82]*0.5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20" office:value-type="string">
            <text:p>Aethyric Attunement</text:p>
          </table:table-cell>
          <table:table-cell table:formula="of:=SUM([.C83:.F83];[.G83]*0.5;[.H83]*0.5;[.I83]*0.5)" office:value-type="float" office:value="1.5">
            <text:p>1,5</text:p>
          </table:table-cell>
          <table:table-cell table:style-name="ce5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 table:style-name="ce50" office:value-type="float" office:value="0">
            <text:p>0</text:p>
          </table:table-cell>
          <table:table-cell table:style-name="ce50"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Blackadder Backbiters</text:p>
          </table:table-cell>
          <table:table-cell table:formula="of:=SUM([.C84:.F84];[.G84]*0.5;[.H84]*0.5;[.I84]*0.5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9" office:value-type="string">
            <text:p>Grey Hag Hazzadurrs</text:p>
          </table:table-cell>
          <table:table-cell table:formula="of:=SUM([.C85:.F85];[.G85]*0.5;[.H85]*0.5;[.I85]*0.5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string">
            <text:p>Paranoth's Garden</text:p>
          </table:table-cell>
          <table:table-cell table:formula="of:=SUM([.C86:.F86];[.G86]*0.5;[.H86]*0.5;[.I86]*0.5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Widespread Mayhem</text:p>
          </table:table-cell>
          <table:table-cell table:formula="of:=SUM([.C87:.F87];[.G87]*0.5;[.H87]*0.5;[.I87]*0.5)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number-columns-repeated="6" table:style-name="ce50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20" office:value-type="string">
            <text:p>Pyroclastic Conclave</text:p>
          </table:table-cell>
          <table:table-cell table:formula="of:=SUM([.C88:.F88];[.G88]*0.5;[.H88]*0.5;[.I88]*0.5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string">
            <text:p>Ragnarok Wolves</text:p>
          </table:table-cell>
          <table:table-cell table:formula="of:=SUM([.C89:.F89];[.G89]*0.5;[.H89]*0.5;[.I89]*0.5)" office:value-type="float" office:value="0.5">
            <text:p>0,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4">
          <table:table-cell office:value-type="string">
            <text:p>Altdorf Imperial Eagles</text:p>
          </table:table-cell>
          <table:table-cell table:formula="of:=SUM([.C90:.F90];[.G90]*0.5;[.H90]*0.5;[.I90]*0.5)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Est Nostromo Infectae</text:p>
          </table:table-cell>
          <table:table-cell table:formula="of:=SUM([.C91:.F91];[.G91]*0.5;[.H91]*0.5;[.I91]*0.5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0" office:value-type="string">
            <text:p>Fruits of Damnation</text:p>
          </table:table-cell>
          <table:table-cell table:formula="of:=SUM([.C92:.F92];[.G92]*0.5;[.H92]*0.5;[.I92]*0.5)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4">
          <table:table-cell office:value-type="string">
            <text:p>Mordheim Hammers</text:p>
          </table:table-cell>
          <table:table-cell table:formula="of:=SUM([.C93:.F93];[.G93]*0.5;[.H93]*0.5;[.I93]*0.5)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9" office:value-type="string">
            <text:p>Notorious BIBBL.Inc.Brawlers</text:p>
          </table:table-cell>
          <table:table-cell table:formula="of:=SUM([.C94:.F94];[.G94]*0.5;[.H94]*0.5;[.I94]*0.5)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Sisters of Slaanesh</text:p>
          </table:table-cell>
          <table:table-cell table:formula="of:=SUM([.C95:.F95];[.G95]*0.5;[.H95]*0.5;[.I95]*0.5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Harmony in Chaos</text:p>
          </table:table-cell>
          <table:table-cell table:formula="of:=SUM([.C96:.F96];[.G96]*0.5;[.H96]*0.5;[.I96]*0.5)" office:value-type="float" office:value="-3.5">
            <text:p>-3,5</text:p>
          </table:table-cell>
          <table:table-cell table:number-columns-repeated="5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</table:table>
      <table:database-ranges>
        <table:database-range table:target-range-address="CIBBL.A1:CIBBL.Q216">
          <table:sort>
            <table:sort-by table:field-number="2" table:order="descending" table:data-type="automatic"/>
            <table:sort-by table:field-number="3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6">06-08-2019</text:date>, <text:time>17:3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van Kempen</meta:initial-creator>
    <meta:creation-date>2016-10-15T20:19:04.29</meta:creation-date>
    <dc:date>2019-08-06T17:34:59.10</dc:date>
    <dc:creator>Ben van Kempen</dc:creator>
    <meta:editing-duration>P3DT15H19M37S</meta:editing-duration>
    <meta:editing-cycles>305</meta:editing-cycles>
    <meta:generator>OpenOffice/4.1.3$Win32 OpenOffice.org_project/413m1$Build-9783</meta:generator>
    <meta:document-statistic meta:table-count="2" meta:cell-count="4683" meta:object-count="0"/>
  </office:meta>
</office:document-meta>
</file>